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2.2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logn" table:style-name="ta1">
        <table:shapes>
          <draw:frame draw:z-index="0" draw:style-name="gr1" draw:text-style-name="P1" svg:width="6.2988in" svg:height="3.5429in" svg:x="6.672in" svg:y="3.3827in">
            <draw:object draw:notify-on-update-of-ranges="nlogn.A2:nlogn.A41 nlogn.B2:nlogn.B41 nlogn.A2:nlogn.A41 nlogn.C2:nlogn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y= a*n*log(n) + bn +c</text:p>
          </table:table-cell>
          <table:table-cell/>
          <table:table-cell office:value-type="string" calcext:value-type="string">
            <text:p>Residuos</text:p>
          </table:table-cell>
          <table:table-cell office:value-type="string" calcext:value-type="string">
            <text:p>Residuos cuadrados</text:p>
          </table:table-cell>
          <table:table-cell table:number-columns-repeated="5"/>
          <table:table-cell office:value-type="string" calcext:value-type="string">
            <text:p>dif al valor medio al cuadrado (para SST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table:style-name="ce1" table:formula="of:=[.$I$2]*[.A2]*LOG([.A2];2)+[.$I$3]*[.A2]+[.$I$4]" office:value-type="float" office:value="894.719534820594" calcext:value-type="float">
            <text:p>894.72</text:p>
          </table:table-cell>
          <table:table-cell/>
          <table:table-cell table:formula="of:=[.C2]-[.B2]" office:value-type="float" office:value="828.719534820594" calcext:value-type="float">
            <text:p>828.719534820594</text:p>
          </table:table-cell>
          <table:table-cell table:formula="of:=[.E2]*[.E2]" office:value-type="float" office:value="686776.067393261" calcext:value-type="float">
            <text:p>686776.067393261</text:p>
          </table:table-cell>
          <table:table-cell/>
          <table:table-cell table:style-name="ce3" office:value-type="string" calcext:value-type="string">
            <text:p>A</text:p>
          </table:table-cell>
          <table:table-cell office:value-type="float" office:value="0.199585336076221" calcext:value-type="float">
            <text:p>0.199585336076221</text:p>
          </table:table-cell>
          <table:table-cell table:number-columns-repeated="2"/>
          <table:table-cell table:formula="of:=([.B2]-[.$I$11])*([.B2]-[.$I$11])" office:value-type="float" office:value="619499655.0625" calcext:value-type="float">
            <text:p>619499655.0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style-name="ce1" table:formula="of:=[.$I$2]*[.A3]*LOG([.A3];2)+[.$I$3]*[.A3]+[.$I$4]" office:value-type="float" office:value="1989.02440571741" calcext:value-type="float">
            <text:p>1,989.02</text:p>
          </table:table-cell>
          <table:table-cell/>
          <table:table-cell table:formula="of:=[.C3]-[.B3]" office:value-type="float" office:value="1789.02440571741" calcext:value-type="float">
            <text:p>1789.02440571741</text:p>
          </table:table-cell>
          <table:table-cell table:formula="of:=[.E3]*[.E3]" office:value-type="float" office:value="3200608.32425253" calcext:value-type="float">
            <text:p>3200608.32425253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float" office:value="6.79861878808454E-016" calcext:value-type="float">
            <text:p>6.79861878808454E-16</text:p>
          </table:table-cell>
          <table:table-cell table:number-columns-repeated="2"/>
          <table:table-cell table:formula="of:=([.B3]-[.$I$11])*([.B3]-[.$I$11])" office:value-type="float" office:value="612847158.0625" calcext:value-type="float">
            <text:p>612847158.06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33" calcext:value-type="float">
            <text:p>433</text:p>
          </table:table-cell>
          <table:table-cell table:style-name="ce1" table:formula="of:=[.$I$2]*[.A4]*LOG([.A4];2)+[.$I$3]*[.A4]+[.$I$4]" office:value-type="float" office:value="3158.66151452374" calcext:value-type="float">
            <text:p>3,158.66</text:p>
          </table:table-cell>
          <table:table-cell/>
          <table:table-cell table:formula="of:=[.C4]-[.B4]" office:value-type="float" office:value="2725.66151452374" calcext:value-type="float">
            <text:p>2725.66151452374</text:p>
          </table:table-cell>
          <table:table-cell table:formula="of:=[.E4]*[.E4]" office:value-type="float" office:value="7429230.69175584" calcext:value-type="float">
            <text:p>7429230.69175584</text:p>
          </table:table-cell>
          <table:table-cell/>
          <table:table-cell table:style-name="ce3" office:value-type="string" calcext:value-type="string">
            <text:p>C</text:p>
          </table:table-cell>
          <table:table-cell office:value-type="float" office:value="0.00000000000066264588" calcext:value-type="float">
            <text:p>6.62645884333916E-13</text:p>
          </table:table-cell>
          <table:table-cell table:number-columns-repeated="2"/>
          <table:table-cell table:formula="of:=([.B4]-[.$I$11])*([.B4]-[.$I$11])" office:value-type="float" office:value="601365267.5625" calcext:value-type="float">
            <text:p>601365267.5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4" calcext:value-type="float">
            <text:p>754</text:p>
          </table:table-cell>
          <table:table-cell table:style-name="ce1" table:formula="of:=[.$I$2]*[.A5]*LOG([.A5];2)+[.$I$3]*[.A5]+[.$I$4]" office:value-type="float" office:value="4377.21948358726" calcext:value-type="float">
            <text:p>4,377.22</text:p>
          </table:table-cell>
          <table:table-cell/>
          <table:table-cell table:formula="of:=[.C5]-[.B5]" office:value-type="float" office:value="3623.21948358726" calcext:value-type="float">
            <text:p>3623.21948358726</text:p>
          </table:table-cell>
          <table:table-cell table:formula="of:=[.E5]*[.E5]" office:value-type="float" office:value="13127719.4262463" calcext:value-type="float">
            <text:p>13127719.4262463</text:p>
          </table:table-cell>
          <table:table-cell table:number-columns-repeated="5"/>
          <table:table-cell table:formula="of:=([.B5]-[.$I$11])*([.B5]-[.$I$11])" office:value-type="float" office:value="585724703.0625" calcext:value-type="float">
            <text:p>585724703.06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23" calcext:value-type="float">
            <text:p>1123</text:p>
          </table:table-cell>
          <table:table-cell table:style-name="ce1" table:formula="of:=[.$I$2]*[.A6]*LOG([.A6];2)+[.$I$3]*[.A6]+[.$I$4]" office:value-type="float" office:value="5632.15467201025" calcext:value-type="float">
            <text:p>5,632.15</text:p>
          </table:table-cell>
          <table:table-cell/>
          <table:table-cell table:formula="of:=[.C6]-[.B6]" office:value-type="float" office:value="4509.15467201025" calcext:value-type="float">
            <text:p>4509.15467201025</text:p>
          </table:table-cell>
          <table:table-cell table:formula="of:=[.E6]*[.E6]" office:value-type="float" office:value="20332475.8561119" calcext:value-type="float">
            <text:p>20332475.8561119</text:p>
          </table:table-cell>
          <table:table-cell/>
          <table:table-cell office:value-type="string" calcext:value-type="string">
            <text:p>Suma de cuadrados</text:p>
          </table:table-cell>
          <table:table-cell table:formula="of:=SUM([.F2:.F41])" office:value-type="float" office:value="2104946239.73757" calcext:value-type="float">
            <text:p>2104946239.73757</text:p>
          </table:table-cell>
          <table:table-cell table:number-columns-repeated="2"/>
          <table:table-cell table:formula="of:=([.B6]-[.$I$11])*([.B6]-[.$I$11])" office:value-type="float" office:value="567999972.5625" calcext:value-type="float">
            <text:p>567999972.5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15" calcext:value-type="float">
            <text:p>1615</text:p>
          </table:table-cell>
          <table:table-cell table:style-name="ce1" table:formula="of:=[.$I$2]*[.A7]*LOG([.A7];2)+[.$I$3]*[.A7]+[.$I$4]" office:value-type="float" office:value="6916.07903727614" calcext:value-type="float">
            <text:p>6,916.08</text:p>
          </table:table-cell>
          <table:table-cell/>
          <table:table-cell table:formula="of:=[.C7]-[.B7]" office:value-type="float" office:value="5301.07903727614" calcext:value-type="float">
            <text:p>5301.07903727614</text:p>
          </table:table-cell>
          <table:table-cell table:formula="of:=[.E7]*[.E7]" office:value-type="float" office:value="28101438.9594485" calcext:value-type="float">
            <text:p>28101438.9594485</text:p>
          </table:table-cell>
          <table:table-cell/>
          <table:table-cell table:style-name="ce3" office:value-type="string" calcext:value-type="string">
            <text:p>SSR</text:p>
          </table:table-cell>
          <table:table-cell table:style-name="ce3" table:formula="of:=[.I6]" office:value-type="float" office:value="2104946239.73757" calcext:value-type="float">
            <text:p>2104946239.73757</text:p>
          </table:table-cell>
          <table:table-cell table:number-columns-repeated="2"/>
          <table:table-cell table:formula="of:=([.B7]-[.$I$11])*([.B7]-[.$I$11])" office:value-type="float" office:value="544790610.5625" calcext:value-type="float">
            <text:p>544790610.56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189" calcext:value-type="float">
            <text:p>2189</text:p>
          </table:table-cell>
          <table:table-cell table:style-name="ce1" table:formula="of:=[.$I$2]*[.A8]*LOG([.A8];2)+[.$I$3]*[.A8]+[.$I$4]" office:value-type="float" office:value="8224.1108083585" calcext:value-type="float">
            <text:p>8,224.11</text:p>
          </table:table-cell>
          <table:table-cell/>
          <table:table-cell table:formula="of:=[.C8]-[.B8]" office:value-type="float" office:value="6035.1108083585" calcext:value-type="float">
            <text:p>6035.1108083585</text:p>
          </table:table-cell>
          <table:table-cell table:formula="of:=[.E8]*[.E8]" office:value-type="float" office:value="36422562.4691656" calcext:value-type="float">
            <text:p>36422562.4691656</text:p>
          </table:table-cell>
          <table:table-cell table:number-columns-repeated="5"/>
          <table:table-cell table:formula="of:=([.B8]-[.$I$11])*([.B8]-[.$I$11])" office:value-type="float" office:value="518324905.5625" calcext:value-type="float">
            <text:p>518324905.56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88" calcext:value-type="float">
            <text:p>2888</text:p>
          </table:table-cell>
          <table:table-cell table:style-name="ce1" table:formula="of:=[.$I$2]*[.A9]*LOG([.A9];2)+[.$I$3]*[.A9]+[.$I$4]" office:value-type="float" office:value="9552.7803114794" calcext:value-type="float">
            <text:p>9,552.78</text:p>
          </table:table-cell>
          <table:table-cell/>
          <table:table-cell table:formula="of:=[.C9]-[.B9]" office:value-type="float" office:value="6664.7803114794" calcext:value-type="float">
            <text:p>6664.7803114794</text:p>
          </table:table-cell>
          <table:table-cell table:formula="of:=[.E9]*[.E9]" office:value-type="float" office:value="44419296.6002834" calcext:value-type="float">
            <text:p>44419296.6002834</text:p>
          </table:table-cell>
          <table:table-cell/>
          <table:table-cell office:value-type="string" calcext:value-type="string">
            <text:p>Suma de valores</text:p>
          </table:table-cell>
          <table:table-cell table:formula="of:=SUM([.B2:.B41])" office:value-type="float" office:value="998230" calcext:value-type="float">
            <text:p>998230</text:p>
          </table:table-cell>
          <table:table-cell table:number-columns-repeated="2"/>
          <table:table-cell table:formula="of:=([.B9]-[.$I$11])*([.B9]-[.$I$11])" office:value-type="float" office:value="486985590.0625" calcext:value-type="float">
            <text:p>486985590.06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627" calcext:value-type="float">
            <text:p>3627</text:p>
          </table:table-cell>
          <table:table-cell table:style-name="ce1" table:formula="of:=[.$I$2]*[.A10]*LOG([.A10];2)+[.$I$3]*[.A10]+[.$I$4]" office:value-type="float" office:value="10899.4932737571" calcext:value-type="float">
            <text:p>10,899.49</text:p>
          </table:table-cell>
          <table:table-cell/>
          <table:table-cell table:formula="of:=[.C10]-[.B10]" office:value-type="float" office:value="7272.4932737571" calcext:value-type="float">
            <text:p>7272.4932737571</text:p>
          </table:table-cell>
          <table:table-cell table:formula="of:=[.E10]*[.E10]" office:value-type="float" office:value="52889158.4168423" calcext:value-type="float">
            <text:p>52889158.4168423</text:p>
          </table:table-cell>
          <table:table-cell/>
          <table:table-cell office:value-type="string" calcext:value-type="string">
            <text:p>Cantidad</text:p>
          </table:table-cell>
          <table:table-cell table:formula="of:=COUNT([.A2:.A41])" office:value-type="float" office:value="40" calcext:value-type="float">
            <text:p>40</text:p>
          </table:table-cell>
          <table:table-cell table:number-columns-repeated="2"/>
          <table:table-cell table:formula="of:=([.B10]-[.$I$11])*([.B10]-[.$I$11])" office:value-type="float" office:value="454915576.5625" calcext:value-type="float">
            <text:p>454915576.56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450" calcext:value-type="float">
            <text:p>4450</text:p>
          </table:table-cell>
          <table:table-cell table:style-name="ce1" table:formula="of:=[.$I$2]*[.A11]*LOG([.A11];2)+[.$I$3]*[.A11]+[.$I$4]" office:value-type="float" office:value="12262.2360244016" calcext:value-type="float">
            <text:p>12,262.24</text:p>
          </table:table-cell>
          <table:table-cell/>
          <table:table-cell table:formula="of:=[.C11]-[.B11]" office:value-type="float" office:value="7812.23602440161" calcext:value-type="float">
            <text:p>7812.23602440161</text:p>
          </table:table-cell>
          <table:table-cell table:formula="of:=[.E11]*[.E11]" office:value-type="float" office:value="61031031.7009583" calcext:value-type="float">
            <text:p>61031031.7009583</text:p>
          </table:table-cell>
          <table:table-cell/>
          <table:table-cell table:style-name="ce3" office:value-type="string" calcext:value-type="string">
            <text:p>Valor medio</text:p>
          </table:table-cell>
          <table:table-cell table:style-name="ce3" table:formula="of:=[.I9]/[.I10]" office:value-type="float" office:value="24955.75" calcext:value-type="float">
            <text:p>24955.75</text:p>
          </table:table-cell>
          <table:table-cell table:number-columns-repeated="2"/>
          <table:table-cell table:formula="of:=([.B11]-[.$I$11])*([.B11]-[.$I$11])" office:value-type="float" office:value="420485783.0625" calcext:value-type="float">
            <text:p>420485783.06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484" calcext:value-type="float">
            <text:p>5484</text:p>
          </table:table-cell>
          <table:table-cell table:style-name="ce1" table:formula="of:=[.$I$2]*[.A12]*LOG([.A12];2)+[.$I$3]*[.A12]+[.$I$4]" office:value-type="float" office:value="13639.3999053379" calcext:value-type="float">
            <text:p>13,639.40</text:p>
          </table:table-cell>
          <table:table-cell/>
          <table:table-cell table:formula="of:=[.C12]-[.B12]" office:value-type="float" office:value="8155.39990533789" calcext:value-type="float">
            <text:p>8155.39990533789</text:p>
          </table:table-cell>
          <table:table-cell table:formula="of:=[.E12]*[.E12]" office:value-type="float" office:value="66510547.6159853" calcext:value-type="float">
            <text:p>66510547.6159853</text:p>
          </table:table-cell>
          <table:table-cell table:number-columns-repeated="5"/>
          <table:table-cell table:formula="of:=([.B12]-[.$I$11])*([.B12]-[.$I$11])" office:value-type="float" office:value="379149048.0625" calcext:value-type="float">
            <text:p>379149048.06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419" calcext:value-type="float">
            <text:p>6419</text:p>
          </table:table-cell>
          <table:table-cell table:style-name="ce1" table:formula="of:=[.$I$2]*[.A13]*LOG([.A13];2)+[.$I$3]*[.A13]+[.$I$4]" office:value-type="float" office:value="15029.6700910096" calcext:value-type="float">
            <text:p>15,029.67</text:p>
          </table:table-cell>
          <table:table-cell/>
          <table:table-cell table:formula="of:=[.C13]-[.B13]" office:value-type="float" office:value="8610.67009100961" calcext:value-type="float">
            <text:p>8610.67009100961</text:p>
          </table:table-cell>
          <table:table-cell table:formula="of:=[.E13]*[.E13]" office:value-type="float" office:value="74143639.4162074" calcext:value-type="float">
            <text:p>74143639.4162074</text:p>
          </table:table-cell>
          <table:table-cell/>
          <table:table-cell table:style-name="ce3" office:value-type="string" calcext:value-type="string">
            <text:p>SST</text:p>
          </table:table-cell>
          <table:table-cell table:style-name="ce3" table:formula="of:=SUM([.L2:.L41])" office:value-type="float" office:value="19382645455.5" calcext:value-type="float">
            <text:p>19382645455.5</text:p>
          </table:table-cell>
          <table:table-cell table:number-columns-repeated="2"/>
          <table:table-cell table:formula="of:=([.B13]-[.$I$11])*([.B13]-[.$I$11])" office:value-type="float" office:value="343611100.5625" calcext:value-type="float">
            <text:p>343611100.56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591" calcext:value-type="float">
            <text:p>7591</text:p>
          </table:table-cell>
          <table:table-cell table:style-name="ce1" table:formula="of:=[.$I$2]*[.A14]*LOG([.A14];2)+[.$I$3]*[.A14]+[.$I$4]" office:value-type="float" office:value="16431.9517337051" calcext:value-type="float">
            <text:p>16,431.95</text:p>
          </table:table-cell>
          <table:table-cell/>
          <table:table-cell table:formula="of:=[.C14]-[.B14]" office:value-type="float" office:value="8840.95173370512" calcext:value-type="float">
            <text:p>8840.95173370512</text:p>
          </table:table-cell>
          <table:table-cell table:formula="of:=[.E14]*[.E14]" office:value-type="float" office:value="78162427.5577036" calcext:value-type="float">
            <text:p>78162427.5577036</text:p>
          </table:table-cell>
          <table:table-cell table:number-columns-repeated="5"/>
          <table:table-cell table:formula="of:=([.B14]-[.$I$11])*([.B14]-[.$I$11])" office:value-type="float" office:value="301534542.5625" calcext:value-type="float">
            <text:p>301534542.56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048" calcext:value-type="float">
            <text:p>9048</text:p>
          </table:table-cell>
          <table:table-cell table:style-name="ce1" table:formula="of:=[.$I$2]*[.A15]*LOG([.A15];2)+[.$I$3]*[.A15]+[.$I$4]" office:value-type="float" office:value="17845.3189692506" calcext:value-type="float">
            <text:p>17,845.32</text:p>
          </table:table-cell>
          <table:table-cell/>
          <table:table-cell table:formula="of:=[.C15]-[.B15]" office:value-type="float" office:value="8797.31896925055" calcext:value-type="float">
            <text:p>8797.31896925055</text:p>
          </table:table-cell>
          <table:table-cell table:formula="of:=[.E15]*[.E15]" office:value-type="float" office:value="77392821.0467356" calcext:value-type="float">
            <text:p>77392821.0467356</text:p>
          </table:table-cell>
          <table:table-cell/>
          <table:table-cell table:style-name="ce4" office:value-type="string" calcext:value-type="string">
            <text:p>R^2</text:p>
          </table:table-cell>
          <table:table-cell table:style-name="ce4" table:formula="of:=1-([.I7]/[.I13])" office:value-type="float" office:value="0.891400467259732" calcext:value-type="float">
            <text:p>0.891400467259732</text:p>
          </table:table-cell>
          <table:table-cell table:number-columns-repeated="2"/>
          <table:table-cell table:formula="of:=([.B15]-[.$I$11])*([.B15]-[.$I$11])" office:value-type="float" office:value="253056510.0625" calcext:value-type="float">
            <text:p>253056510.06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0199" calcext:value-type="float">
            <text:p>10199</text:p>
          </table:table-cell>
          <table:table-cell table:style-name="ce1" table:formula="of:=[.$I$2]*[.A16]*LOG([.A16];2)+[.$I$3]*[.A16]+[.$I$4]" office:value-type="float" office:value="19268.9785663406" calcext:value-type="float">
            <text:p>19,268.98</text:p>
          </table:table-cell>
          <table:table-cell/>
          <table:table-cell table:formula="of:=[.C16]-[.B16]" office:value-type="float" office:value="9069.97856634055" calcext:value-type="float">
            <text:p>9069.97856634055</text:p>
          </table:table-cell>
          <table:table-cell table:formula="of:=[.E16]*[.E16]" office:value-type="float" office:value="82264511.193877" calcext:value-type="float">
            <text:p>82264511.193877</text:p>
          </table:table-cell>
          <table:table-cell table:number-columns-repeated="5"/>
          <table:table-cell table:formula="of:=([.B16]-[.$I$11])*([.B16]-[.$I$11])" office:value-type="float" office:value="217761670.5625" calcext:value-type="float">
            <text:p>217761670.56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568" calcext:value-type="float">
            <text:p>11568</text:p>
          </table:table-cell>
          <table:table-cell table:style-name="ce1" table:formula="of:=[.$I$2]*[.A17]*LOG([.A17];2)+[.$I$3]*[.A17]+[.$I$4]" office:value-type="float" office:value="20702.2433115686" calcext:value-type="float">
            <text:p>20,702.24</text:p>
          </table:table-cell>
          <table:table-cell/>
          <table:table-cell table:formula="of:=[.C17]-[.B17]" office:value-type="float" office:value="9134.24331156857" calcext:value-type="float">
            <text:p>9134.24331156857</text:p>
          </table:table-cell>
          <table:table-cell table:formula="of:=[.E17]*[.E17]" office:value-type="float" office:value="83434400.8749351" calcext:value-type="float">
            <text:p>83434400.8749351</text:p>
          </table:table-cell>
          <table:table-cell table:number-columns-repeated="5"/>
          <table:table-cell table:formula="of:=([.B17]-[.$I$11])*([.B17]-[.$I$11])" office:value-type="float" office:value="179231850.0625" calcext:value-type="float">
            <text:p>179231850.06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3117" calcext:value-type="float">
            <text:p>13117</text:p>
          </table:table-cell>
          <table:table-cell table:style-name="ce1" table:formula="of:=[.$I$2]*[.A18]*LOG([.A18];2)+[.$I$3]*[.A18]+[.$I$4]" office:value-type="float" office:value="22144.5120733452" calcext:value-type="float">
            <text:p>22,144.51</text:p>
          </table:table-cell>
          <table:table-cell/>
          <table:table-cell table:formula="of:=[.C18]-[.B18]" office:value-type="float" office:value="9027.51207334521" calcext:value-type="float">
            <text:p>9027.51207334521</text:p>
          </table:table-cell>
          <table:table-cell table:formula="of:=[.E18]*[.E18]" office:value-type="float" office:value="81495974.2343936" calcext:value-type="float">
            <text:p>81495974.2343936</text:p>
          </table:table-cell>
          <table:table-cell table:number-columns-repeated="5"/>
          <table:table-cell table:formula="of:=([.B18]-[.$I$11])*([.B18]-[.$I$11])" office:value-type="float" office:value="140156001.5625" calcext:value-type="float">
            <text:p>140156001.56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783" calcext:value-type="float">
            <text:p>14783</text:p>
          </table:table-cell>
          <table:table-cell table:style-name="ce1" table:formula="of:=[.$I$2]*[.A19]*LOG([.A19];2)+[.$I$3]*[.A19]+[.$I$4]" office:value-type="float" office:value="23595.2545722002" calcext:value-type="float">
            <text:p>23,595.25</text:p>
          </table:table-cell>
          <table:table-cell/>
          <table:table-cell table:formula="of:=[.C19]-[.B19]" office:value-type="float" office:value="8812.25457220019" calcext:value-type="float">
            <text:p>8812.25457220019</text:p>
          </table:table-cell>
          <table:table-cell table:formula="of:=[.E19]*[.E19]" office:value-type="float" office:value="77655830.6452631" calcext:value-type="float">
            <text:p>77655830.6452631</text:p>
          </table:table-cell>
          <table:table-cell table:number-columns-repeated="5"/>
          <table:table-cell table:formula="of:=([.B19]-[.$I$11])*([.B19]-[.$I$11])" office:value-type="float" office:value="103484842.5625" calcext:value-type="float">
            <text:p>103484842.562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6373" calcext:value-type="float">
            <text:p>16373</text:p>
          </table:table-cell>
          <table:table-cell table:style-name="ce1" table:formula="of:=[.$I$2]*[.A20]*LOG([.A20];2)+[.$I$3]*[.A20]+[.$I$4]" office:value-type="float" office:value="25053.9995453729" calcext:value-type="float">
            <text:p>25,054.00</text:p>
          </table:table-cell>
          <table:table-cell/>
          <table:table-cell table:formula="of:=[.C20]-[.B20]" office:value-type="float" office:value="8680.99954537288" calcext:value-type="float">
            <text:p>8680.99954537288</text:p>
          </table:table-cell>
          <table:table-cell table:formula="of:=[.E20]*[.E20]" office:value-type="float" office:value="75359753.1067642" calcext:value-type="float">
            <text:p>75359753.1067642</text:p>
          </table:table-cell>
          <table:table-cell table:number-columns-repeated="5"/>
          <table:table-cell table:formula="of:=([.B20]-[.$I$11])*([.B20]-[.$I$11])" office:value-type="float" office:value="73663597.5625" calcext:value-type="float">
            <text:p>73663597.56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946" calcext:value-type="float">
            <text:p>17946</text:p>
          </table:table-cell>
          <table:table-cell table:style-name="ce1" table:formula="of:=[.$I$2]*[.A21]*LOG([.A21];2)+[.$I$3]*[.A21]+[.$I$4]" office:value-type="float" office:value="26520.3254095654" calcext:value-type="float">
            <text:p>26,520.33</text:p>
          </table:table-cell>
          <table:table-cell/>
          <table:table-cell table:formula="of:=[.C21]-[.B21]" office:value-type="float" office:value="8574.32540956543" calcext:value-type="float">
            <text:p>8574.32540956543</text:p>
          </table:table-cell>
          <table:table-cell table:formula="of:=[.E21]*[.E21]" office:value-type="float" office:value="73519056.2291194" calcext:value-type="float">
            <text:p>73519056.2291194</text:p>
          </table:table-cell>
          <table:table-cell table:number-columns-repeated="5"/>
          <table:table-cell table:formula="of:=([.B21]-[.$I$11])*([.B21]-[.$I$11])" office:value-type="float" office:value="49136595.0625" calcext:value-type="float">
            <text:p>49136595.06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9852" calcext:value-type="float">
            <text:p>19852</text:p>
          </table:table-cell>
          <table:table-cell table:style-name="ce1" table:formula="of:=[.$I$2]*[.A22]*LOG([.A22];2)+[.$I$3]*[.A22]+[.$I$4]" office:value-type="float" office:value="27993.8527955092" calcext:value-type="float">
            <text:p>27,993.85</text:p>
          </table:table-cell>
          <table:table-cell/>
          <table:table-cell table:formula="of:=[.C22]-[.B22]" office:value-type="float" office:value="8141.85279550923" calcext:value-type="float">
            <text:p>8141.85279550923</text:p>
          </table:table-cell>
          <table:table-cell table:formula="of:=[.E22]*[.E22]" office:value-type="float" office:value="66289766.9437414" calcext:value-type="float">
            <text:p>66289766.9437414</text:p>
          </table:table-cell>
          <table:table-cell table:number-columns-repeated="5"/>
          <table:table-cell table:formula="of:=([.B22]-[.$I$11])*([.B22]-[.$I$11])" office:value-type="float" office:value="26048264.0625" calcext:value-type="float">
            <text:p>26048264.06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1815" calcext:value-type="float">
            <text:p>21815</text:p>
          </table:table-cell>
          <table:table-cell table:style-name="ce1" table:formula="of:=[.$I$2]*[.A23]*LOG([.A23];2)+[.$I$3]*[.A23]+[.$I$4]" office:value-type="float" office:value="29474.2385075142" calcext:value-type="float">
            <text:p>29,474.24</text:p>
          </table:table-cell>
          <table:table-cell/>
          <table:table-cell table:formula="of:=[.C23]-[.B23]" office:value-type="float" office:value="7659.23850751422" calcext:value-type="float">
            <text:p>7659.23850751422</text:p>
          </table:table-cell>
          <table:table-cell table:formula="of:=[.E23]*[.E23]" office:value-type="float" office:value="58663934.5149886" calcext:value-type="float">
            <text:p>58663934.5149886</text:p>
          </table:table-cell>
          <table:table-cell table:number-columns-repeated="5"/>
          <table:table-cell table:formula="of:=([.B23]-[.$I$11])*([.B23]-[.$I$11])" office:value-type="float" office:value="9864310.5625" calcext:value-type="float">
            <text:p>9864310.56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3704" calcext:value-type="float">
            <text:p>23704</text:p>
          </table:table-cell>
          <table:table-cell table:style-name="ce1" table:formula="of:=[.$I$2]*[.A24]*LOG([.A24];2)+[.$I$3]*[.A24]+[.$I$4]" office:value-type="float" office:value="30961.170583378" calcext:value-type="float">
            <text:p>30,961.17</text:p>
          </table:table-cell>
          <table:table-cell/>
          <table:table-cell table:formula="of:=[.C24]-[.B24]" office:value-type="float" office:value="7257.17058337798" calcext:value-type="float">
            <text:p>7257.17058337798</text:p>
          </table:table-cell>
          <table:table-cell table:formula="of:=[.E24]*[.E24]" office:value-type="float" office:value="52666524.8762467" calcext:value-type="float">
            <text:p>52666524.8762467</text:p>
          </table:table-cell>
          <table:table-cell table:number-columns-repeated="5"/>
          <table:table-cell table:formula="of:=([.B24]-[.$I$11])*([.B24]-[.$I$11])" office:value-type="float" office:value="1566878.0625" calcext:value-type="float">
            <text:p>1566878.0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5859" calcext:value-type="float">
            <text:p>25859</text:p>
          </table:table-cell>
          <table:table-cell table:style-name="ce1" table:formula="of:=[.$I$2]*[.A25]*LOG([.A25];2)+[.$I$3]*[.A25]+[.$I$4]" office:value-type="float" office:value="32454.3642149339" calcext:value-type="float">
            <text:p>32,454.36</text:p>
          </table:table-cell>
          <table:table-cell/>
          <table:table-cell table:formula="of:=[.C25]-[.B25]" office:value-type="float" office:value="6595.36421493387" calcext:value-type="float">
            <text:p>6595.36421493387</text:p>
          </table:table-cell>
          <table:table-cell table:formula="of:=[.E25]*[.E25]" office:value-type="float" office:value="43498829.1276303" calcext:value-type="float">
            <text:p>43498829.1276303</text:p>
          </table:table-cell>
          <table:table-cell table:number-columns-repeated="5"/>
          <table:table-cell table:formula="of:=([.B25]-[.$I$11])*([.B25]-[.$I$11])" office:value-type="float" office:value="815860.5625" calcext:value-type="float">
            <text:p>815860.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8096" calcext:value-type="float">
            <text:p>28096</text:p>
          </table:table-cell>
          <table:table-cell table:style-name="ce1" table:formula="of:=[.$I$2]*[.A26]*LOG([.A26];2)+[.$I$3]*[.A26]+[.$I$4]" office:value-type="float" office:value="33953.5583495877" calcext:value-type="float">
            <text:p>33,953.56</text:p>
          </table:table-cell>
          <table:table-cell/>
          <table:table-cell table:formula="of:=[.C26]-[.B26]" office:value-type="float" office:value="5857.55834958768" calcext:value-type="float">
            <text:p>5857.55834958768</text:p>
          </table:table-cell>
          <table:table-cell table:formula="of:=[.E26]*[.E26]" office:value-type="float" office:value="34310989.8188243" calcext:value-type="float">
            <text:p>34310989.8188243</text:p>
          </table:table-cell>
          <table:table-cell table:number-columns-repeated="5"/>
          <table:table-cell table:formula="of:=([.B26]-[.$I$11])*([.B26]-[.$I$11])" office:value-type="float" office:value="9861170.0625" calcext:value-type="float">
            <text:p>9861170.0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0467" calcext:value-type="float">
            <text:p>30467</text:p>
          </table:table-cell>
          <table:table-cell table:style-name="ce1" table:formula="of:=[.$I$2]*[.A27]*LOG([.A27];2)+[.$I$3]*[.A27]+[.$I$4]" office:value-type="float" office:value="35458.5128364011" calcext:value-type="float">
            <text:p>35,458.51</text:p>
          </table:table-cell>
          <table:table-cell/>
          <table:table-cell table:formula="of:=[.C27]-[.B27]" office:value-type="float" office:value="4991.51283640112" calcext:value-type="float">
            <text:p>4991.51283640112</text:p>
          </table:table-cell>
          <table:table-cell table:formula="of:=[.E27]*[.E27]" office:value-type="float" office:value="24915200.3959571" calcext:value-type="float">
            <text:p>24915200.3959571</text:p>
          </table:table-cell>
          <table:table-cell table:number-columns-repeated="5"/>
          <table:table-cell table:formula="of:=([.B27]-[.$I$11])*([.B27]-[.$I$11])" office:value-type="float" office:value="30373876.5625" calcext:value-type="float">
            <text:p>30373876.56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32579" calcext:value-type="float">
            <text:p>32579</text:p>
          </table:table-cell>
          <table:table-cell table:style-name="ce1" table:formula="of:=[.$I$2]*[.A28]*LOG([.A28];2)+[.$I$3]*[.A28]+[.$I$4]" office:value-type="float" office:value="36969.0060118289" calcext:value-type="float">
            <text:p>36,969.01</text:p>
          </table:table-cell>
          <table:table-cell/>
          <table:table-cell table:formula="of:=[.C28]-[.B28]" office:value-type="float" office:value="4390.00601182893" calcext:value-type="float">
            <text:p>4390.00601182893</text:p>
          </table:table-cell>
          <table:table-cell table:formula="of:=[.E28]*[.E28]" office:value-type="float" office:value="19272152.7838941" calcext:value-type="float">
            <text:p>19272152.7838941</text:p>
          </table:table-cell>
          <table:table-cell table:number-columns-repeated="5"/>
          <table:table-cell table:formula="of:=([.B28]-[.$I$11])*([.B28]-[.$I$11])" office:value-type="float" office:value="58113940.5625" calcext:value-type="float">
            <text:p>58113940.56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5102" calcext:value-type="float">
            <text:p>35102</text:p>
          </table:table-cell>
          <table:table-cell table:style-name="ce1" table:formula="of:=[.$I$2]*[.A29]*LOG([.A29];2)+[.$I$3]*[.A29]+[.$I$4]" office:value-type="float" office:value="38484.8326435682" calcext:value-type="float">
            <text:p>38,484.83</text:p>
          </table:table-cell>
          <table:table-cell/>
          <table:table-cell table:formula="of:=[.C29]-[.B29]" office:value-type="float" office:value="3382.83264356821" calcext:value-type="float">
            <text:p>3382.83264356821</text:p>
          </table:table-cell>
          <table:table-cell table:formula="of:=[.E29]*[.E29]" office:value-type="float" office:value="11443556.6943907" calcext:value-type="float">
            <text:p>11443556.6943907</text:p>
          </table:table-cell>
          <table:table-cell table:number-columns-repeated="5"/>
          <table:table-cell table:formula="of:=([.B29]-[.$I$11])*([.B29]-[.$I$11])" office:value-type="float" office:value="102946389.0625" calcext:value-type="float">
            <text:p>102946389.0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37980" calcext:value-type="float">
            <text:p>37980</text:p>
          </table:table-cell>
          <table:table-cell table:style-name="ce1" table:formula="of:=[.$I$2]*[.A30]*LOG([.A30];2)+[.$I$3]*[.A30]+[.$I$4]" office:value-type="float" office:value="40005.8021684815" calcext:value-type="float">
            <text:p>40,005.80</text:p>
          </table:table-cell>
          <table:table-cell/>
          <table:table-cell table:formula="of:=[.C30]-[.B30]" office:value-type="float" office:value="2025.80216848146" calcext:value-type="float">
            <text:p>2025.80216848146</text:p>
          </table:table-cell>
          <table:table-cell table:formula="of:=[.E30]*[.E30]" office:value-type="float" office:value="4103874.42582418" calcext:value-type="float">
            <text:p>4103874.42582418</text:p>
          </table:table-cell>
          <table:table-cell table:number-columns-repeated="5"/>
          <table:table-cell table:formula="of:=([.B30]-[.$I$11])*([.B30]-[.$I$11])" office:value-type="float" office:value="169631088.0625" calcext:value-type="float">
            <text:p>169631088.0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0159" calcext:value-type="float">
            <text:p>40159</text:p>
          </table:table-cell>
          <table:table-cell table:style-name="ce1" table:formula="of:=[.$I$2]*[.A31]*LOG([.A31];2)+[.$I$3]*[.A31]+[.$I$4]" office:value-type="float" office:value="41531.7371738244" calcext:value-type="float">
            <text:p>41,531.74</text:p>
          </table:table-cell>
          <table:table-cell/>
          <table:table-cell table:formula="of:=[.C31]-[.B31]" office:value-type="float" office:value="1372.73717382443" calcext:value-type="float">
            <text:p>1372.73717382443</text:p>
          </table:table-cell>
          <table:table-cell table:formula="of:=[.E31]*[.E31]" office:value-type="float" office:value="1884407.34839947" calcext:value-type="float">
            <text:p>1884407.34839947</text:p>
          </table:table-cell>
          <table:table-cell table:number-columns-repeated="5"/>
          <table:table-cell table:formula="of:=([.B31]-[.$I$11])*([.B31]-[.$I$11])" office:value-type="float" office:value="231138810.5625" calcext:value-type="float">
            <text:p>231138810.5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43668" calcext:value-type="float">
            <text:p>43668</text:p>
          </table:table-cell>
          <table:table-cell table:style-name="ce1" table:formula="of:=[.$I$2]*[.A32]*LOG([.A32];2)+[.$I$3]*[.A32]+[.$I$4]" office:value-type="float" office:value="43062.4720811786" calcext:value-type="float">
            <text:p>43,062.47</text:p>
          </table:table-cell>
          <table:table-cell/>
          <table:table-cell table:formula="of:=[.C32]-[.B32]" office:value-type="float" office:value="-605.527918821448" calcext:value-type="float">
            <text:p>-605.527918821448</text:p>
          </table:table-cell>
          <table:table-cell table:formula="of:=[.E32]*[.E32]" office:value-type="float" office:value="366664.060472234" calcext:value-type="float">
            <text:p>366664.060472234</text:p>
          </table:table-cell>
          <table:table-cell table:number-columns-repeated="5"/>
          <table:table-cell table:formula="of:=([.B32]-[.$I$11])*([.B32]-[.$I$11])" office:value-type="float" office:value="350148300.0625" calcext:value-type="float">
            <text:p>350148300.0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6536" calcext:value-type="float">
            <text:p>46536</text:p>
          </table:table-cell>
          <table:table-cell table:style-name="ce1" table:formula="of:=[.$I$2]*[.A33]*LOG([.A33];2)+[.$I$3]*[.A33]+[.$I$4]" office:value-type="float" office:value="44597.8520003567" calcext:value-type="float">
            <text:p>44,597.85</text:p>
          </table:table-cell>
          <table:table-cell/>
          <table:table-cell table:formula="of:=[.C33]-[.B33]" office:value-type="float" office:value="-1938.14799964333" calcext:value-type="float">
            <text:p>-1938.14799964333</text:p>
          </table:table-cell>
          <table:table-cell table:formula="of:=[.E33]*[.E33]" office:value-type="float" office:value="3756417.66852143" calcext:value-type="float">
            <text:p>3756417.66852143</text:p>
          </table:table-cell>
          <table:table-cell table:number-columns-repeated="5"/>
          <table:table-cell table:formula="of:=([.B33]-[.$I$11])*([.B33]-[.$I$11])" office:value-type="float" office:value="465707190.0625" calcext:value-type="float">
            <text:p>465707190.06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49020" calcext:value-type="float">
            <text:p>49020</text:p>
          </table:table-cell>
          <table:table-cell table:style-name="ce1" table:formula="of:=[.$I$2]*[.A34]*LOG([.A34];2)+[.$I$3]*[.A34]+[.$I$4]" office:value-type="float" office:value="46137.7317266952" calcext:value-type="float">
            <text:p>46,137.73</text:p>
          </table:table-cell>
          <table:table-cell/>
          <table:table-cell table:formula="of:=[.C34]-[.B34]" office:value-type="float" office:value="-2882.26827330475" calcext:value-type="float">
            <text:p>-2882.26827330475</text:p>
          </table:table-cell>
          <table:table-cell table:formula="of:=[.E34]*[.E34]" office:value-type="float" office:value="8307470.39929917" calcext:value-type="float">
            <text:p>8307470.39929917</text:p>
          </table:table-cell>
          <table:table-cell table:number-columns-repeated="5"/>
          <table:table-cell table:formula="of:=([.B34]-[.$I$11])*([.B34]-[.$I$11])" office:value-type="float" office:value="579088128.0625" calcext:value-type="float">
            <text:p>579088128.06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1921" calcext:value-type="float">
            <text:p>51921</text:p>
          </table:table-cell>
          <table:table-cell table:style-name="ce1" table:formula="of:=[.$I$2]*[.A35]*LOG([.A35];2)+[.$I$3]*[.A35]+[.$I$4]" office:value-type="float" office:value="47681.9748599862" calcext:value-type="float">
            <text:p>47,681.97</text:p>
          </table:table-cell>
          <table:table-cell/>
          <table:table-cell table:formula="of:=[.C35]-[.B35]" office:value-type="float" office:value="-4239.02514001381" calcext:value-type="float">
            <text:p>-4239.02514001381</text:p>
          </table:table-cell>
          <table:table-cell table:formula="of:=[.E35]*[.E35]" office:value-type="float" office:value="17969334.1376691" calcext:value-type="float">
            <text:p>17969334.1376691</text:p>
          </table:table-cell>
          <table:table-cell table:number-columns-repeated="5"/>
          <table:table-cell table:formula="of:=([.B35]-[.$I$11])*([.B35]-[.$I$11])" office:value-type="float" office:value="727124707.5625" calcext:value-type="float">
            <text:p>727124707.5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4934" calcext:value-type="float">
            <text:p>54934</text:p>
          </table:table-cell>
          <table:table-cell table:style-name="ce1" table:formula="of:=[.$I$2]*[.A36]*LOG([.A36];2)+[.$I$3]*[.A36]+[.$I$4]" office:value-type="float" office:value="49230.4530271435" calcext:value-type="float">
            <text:p>49,230.45</text:p>
          </table:table-cell>
          <table:table-cell/>
          <table:table-cell table:formula="of:=[.C36]-[.B36]" office:value-type="float" office:value="-5703.54697285646" calcext:value-type="float">
            <text:p>-5703.54697285646</text:p>
          </table:table-cell>
          <table:table-cell table:formula="of:=[.E36]*[.E36]" office:value-type="float" office:value="32530448.0715801" calcext:value-type="float">
            <text:p>32530448.0715801</text:p>
          </table:table-cell>
          <table:table-cell table:number-columns-repeated="5"/>
          <table:table-cell table:formula="of:=([.B36]-[.$I$11])*([.B36]-[.$I$11])" office:value-type="float" office:value="898695473.0625" calcext:value-type="float">
            <text:p>898695473.0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8370" calcext:value-type="float">
            <text:p>58370</text:p>
          </table:table-cell>
          <table:table-cell table:style-name="ce1" table:formula="of:=[.$I$2]*[.A37]*LOG([.A37];2)+[.$I$3]*[.A37]+[.$I$4]" office:value-type="float" office:value="50783.0451937724" calcext:value-type="float">
            <text:p>50,783.05</text:p>
          </table:table-cell>
          <table:table-cell/>
          <table:table-cell table:formula="of:=[.C37]-[.B37]" office:value-type="float" office:value="-7586.95480622764" calcext:value-type="float">
            <text:p>-7586.95480622764</text:p>
          </table:table-cell>
          <table:table-cell table:formula="of:=[.E37]*[.E37]" office:value-type="float" office:value="57561883.2317406" calcext:value-type="float">
            <text:p>57561883.2317406</text:p>
          </table:table-cell>
          <table:table-cell table:number-columns-repeated="5"/>
          <table:table-cell table:formula="of:=([.B37]-[.$I$11])*([.B37]-[.$I$11])" office:value-type="float" office:value="1116512103.0625" calcext:value-type="float">
            <text:p>1116512103.0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61792" calcext:value-type="float">
            <text:p>61792</text:p>
          </table:table-cell>
          <table:table-cell table:style-name="ce1" table:formula="of:=[.$I$2]*[.A38]*LOG([.A38];2)+[.$I$3]*[.A38]+[.$I$4]" office:value-type="float" office:value="52339.6370522824" calcext:value-type="float">
            <text:p>52,339.64</text:p>
          </table:table-cell>
          <table:table-cell/>
          <table:table-cell table:formula="of:=[.C38]-[.B38]" office:value-type="float" office:value="-9452.36294771762" calcext:value-type="float">
            <text:p>-9452.36294771762</text:p>
          </table:table-cell>
          <table:table-cell table:formula="of:=[.E38]*[.E38]" office:value-type="float" office:value="89347165.295385" calcext:value-type="float">
            <text:p>89347165.295385</text:p>
          </table:table-cell>
          <table:table-cell table:number-columns-repeated="5"/>
          <table:table-cell table:formula="of:=([.B38]-[.$I$11])*([.B38]-[.$I$11])" office:value-type="float" office:value="1356909314.0625" calcext:value-type="float">
            <text:p>1356909314.0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5874" calcext:value-type="float">
            <text:p>65874</text:p>
          </table:table-cell>
          <table:table-cell table:style-name="ce1" table:formula="of:=[.$I$2]*[.A39]*LOG([.A39];2)+[.$I$3]*[.A39]+[.$I$4]" office:value-type="float" office:value="53900.120476194" calcext:value-type="float">
            <text:p>53,900.12</text:p>
          </table:table-cell>
          <table:table-cell/>
          <table:table-cell table:formula="of:=[.C39]-[.B39]" office:value-type="float" office:value="-11973.879523806" calcext:value-type="float">
            <text:p>-11973.879523806</text:p>
          </table:table-cell>
          <table:table-cell table:formula="of:=[.E39]*[.E39]" office:value-type="float" office:value="143373790.850621" calcext:value-type="float">
            <text:p>143373790.850621</text:p>
          </table:table-cell>
          <table:table-cell table:number-columns-repeated="5"/>
          <table:table-cell table:formula="of:=([.B39]-[.$I$11])*([.B39]-[.$I$11])" office:value-type="float" office:value="1674303183.0625" calcext:value-type="float">
            <text:p>1674303183.0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68696" calcext:value-type="float">
            <text:p>68696</text:p>
          </table:table-cell>
          <table:table-cell table:style-name="ce1" table:formula="of:=[.$I$2]*[.A40]*LOG([.A40];2)+[.$I$3]*[.A40]+[.$I$4]" office:value-type="float" office:value="55464.3930319209" calcext:value-type="float">
            <text:p>55,464.39</text:p>
          </table:table-cell>
          <table:table-cell/>
          <table:table-cell table:formula="of:=[.C40]-[.B40]" office:value-type="float" office:value="-13231.6069680791" calcext:value-type="float">
            <text:p>-13231.6069680791</text:p>
          </table:table-cell>
          <table:table-cell table:formula="of:=[.E40]*[.E40]" office:value-type="float" office:value="175075422.95772" calcext:value-type="float">
            <text:p>175075422.95772</text:p>
          </table:table-cell>
          <table:table-cell table:number-columns-repeated="5"/>
          <table:table-cell table:formula="of:=([.B40]-[.$I$11])*([.B40]-[.$I$11])" office:value-type="float" office:value="1913209470.0625" calcext:value-type="float">
            <text:p>1913209470.06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1933" calcext:value-type="float">
            <text:p>71933</text:p>
          </table:table-cell>
          <table:table-cell table:style-name="ce1" table:formula="of:=[.$I$2]*[.A41]*LOG([.A41];2)+[.$I$3]*[.A41]+[.$I$4]" office:value-type="float" office:value="57032.3575406553" calcext:value-type="float">
            <text:p>57,032.36</text:p>
          </table:table-cell>
          <table:table-cell/>
          <table:table-cell table:formula="of:=[.C41]-[.B41]" office:value-type="float" office:value="-14900.6424593447" calcext:value-type="float">
            <text:p>-14900.6424593447</text:p>
          </table:table-cell>
          <table:table-cell table:formula="of:=[.E41]*[.E41]" office:value-type="float" office:value="222029145.701227" calcext:value-type="float">
            <text:p>222029145.701227</text:p>
          </table:table-cell>
          <table:table-cell table:number-columns-repeated="5"/>
          <table:table-cell table:formula="of:=([.B41]-[.$I$11])*([.B41]-[.$I$11])" office:value-type="float" office:value="2206862017.5625" calcext:value-type="float">
            <text:p>2206862017.5625</text:p>
          </table:table-cell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xn" table:style-name="ta1">
        <table:shapes>
          <draw:frame draw:z-index="0" draw:style-name="gr1" draw:text-style-name="P1" svg:width="6.2988in" svg:height="3.5429in" svg:x="6.672in" svg:y="3.3827in">
            <draw:object draw:notify-on-update-of-ranges="nxn.A2:nxn.A41 nxn.B2:nxn.B41 nxn.A2:nxn.A41 nxn.C2:nxn.C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y= a*x2 + bx + c</text:p>
          </table:table-cell>
          <table:table-cell/>
          <table:table-cell office:value-type="string" calcext:value-type="string">
            <text:p>Residuos</text:p>
          </table:table-cell>
          <table:table-cell office:value-type="string" calcext:value-type="string">
            <text:p>Residuos cuadrados</text:p>
          </table:table-cell>
          <table:table-cell table:number-columns-repeated="5"/>
          <table:table-cell office:value-type="string" calcext:value-type="string">
            <text:p>dif al valor medio al cuadrado (para SST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table:style-name="ce1" table:formula="of:=[.$I$2]*[.A2]*[.A2]+[.$I$3]*[.A2]+[.$I$4]" office:value-type="float" office:value="45.0945300651444" calcext:value-type="float">
            <text:p>45.09</text:p>
          </table:table-cell>
          <table:table-cell/>
          <table:table-cell table:formula="of:=[.C2]-[.B2]" office:value-type="float" office:value="-20.9054699348556" calcext:value-type="float">
            <text:p>-20.9054699348556</text:p>
          </table:table-cell>
          <table:table-cell table:formula="of:=[.E2]*[.E2]" office:value-type="float" office:value="437.038673197153" calcext:value-type="float">
            <text:p>437.038673197153</text:p>
          </table:table-cell>
          <table:table-cell/>
          <table:table-cell table:style-name="ce3" office:value-type="string" calcext:value-type="string">
            <text:p>A</text:p>
          </table:table-cell>
          <table:table-cell office:value-type="float" office:value="0.000180378120260573" calcext:value-type="float">
            <text:p>0.000180378120260573</text:p>
          </table:table-cell>
          <table:table-cell table:number-columns-repeated="2"/>
          <table:table-cell table:formula="of:=([.B2]-[.$I$11])*([.B2]-[.$I$11])" office:value-type="float" office:value="619499655.0625" calcext:value-type="float">
            <text:p>619499655.06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style-name="ce1" table:formula="of:=[.$I$2]*[.A3]*[.A3]+[.$I$3]*[.A3]+[.$I$4]" office:value-type="float" office:value="180.378120260574" calcext:value-type="float">
            <text:p>180.38</text:p>
          </table:table-cell>
          <table:table-cell/>
          <table:table-cell table:formula="of:=[.C3]-[.B3]" office:value-type="float" office:value="-19.6218797394255" calcext:value-type="float">
            <text:p>-19.6218797394255</text:p>
          </table:table-cell>
          <table:table-cell table:formula="of:=[.E3]*[.E3]" office:value-type="float" office:value="385.018164508477" calcext:value-type="float">
            <text:p>385.018164508477</text:p>
          </table:table-cell>
          <table:table-cell/>
          <table:table-cell table:style-name="ce3" office:value-type="string" calcext:value-type="string">
            <text:p>B</text:p>
          </table:table-cell>
          <table:table-cell office:value-type="float" office:value="2.28732055127063E-016" calcext:value-type="float">
            <text:p>2.28732055127063E-16</text:p>
          </table:table-cell>
          <table:table-cell table:number-columns-repeated="2"/>
          <table:table-cell table:formula="of:=([.B3]-[.$I$11])*([.B3]-[.$I$11])" office:value-type="float" office:value="612847158.0625" calcext:value-type="float">
            <text:p>612847158.06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33" calcext:value-type="float">
            <text:p>433</text:p>
          </table:table-cell>
          <table:table-cell table:style-name="ce1" table:formula="of:=[.$I$2]*[.A4]*[.A4]+[.$I$3]*[.A4]+[.$I$4]" office:value-type="float" office:value="405.850770586291" calcext:value-type="float">
            <text:p>405.85</text:p>
          </table:table-cell>
          <table:table-cell/>
          <table:table-cell table:formula="of:=[.C4]-[.B4]" office:value-type="float" office:value="-27.1492294137087" calcext:value-type="float">
            <text:p>-27.1492294137087</text:p>
          </table:table-cell>
          <table:table-cell table:formula="of:=[.E4]*[.E4]" office:value-type="float" office:value="737.080657758187" calcext:value-type="float">
            <text:p>737.080657758187</text:p>
          </table:table-cell>
          <table:table-cell/>
          <table:table-cell table:style-name="ce3" office:value-type="string" calcext:value-type="string">
            <text:p>C</text:p>
          </table:table-cell>
          <table:table-cell office:value-type="float" office:value="0.00000000000091267279" calcext:value-type="float">
            <text:p>9.12672792827004E-13</text:p>
          </table:table-cell>
          <table:table-cell table:number-columns-repeated="2"/>
          <table:table-cell table:formula="of:=([.B4]-[.$I$11])*([.B4]-[.$I$11])" office:value-type="float" office:value="601365267.5625" calcext:value-type="float">
            <text:p>601365267.5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4" calcext:value-type="float">
            <text:p>754</text:p>
          </table:table-cell>
          <table:table-cell table:style-name="ce1" table:formula="of:=[.$I$2]*[.A5]*[.A5]+[.$I$3]*[.A5]+[.$I$4]" office:value-type="float" office:value="721.512481042295" calcext:value-type="float">
            <text:p>721.51</text:p>
          </table:table-cell>
          <table:table-cell/>
          <table:table-cell table:formula="of:=[.C5]-[.B5]" office:value-type="float" office:value="-32.4875189577052" calcext:value-type="float">
            <text:p>-32.4875189577052</text:p>
          </table:table-cell>
          <table:table-cell table:formula="of:=[.E5]*[.E5]" office:value-type="float" office:value="1055.43888802726" calcext:value-type="float">
            <text:p>1055.43888802726</text:p>
          </table:table-cell>
          <table:table-cell table:number-columns-repeated="5"/>
          <table:table-cell table:formula="of:=([.B5]-[.$I$11])*([.B5]-[.$I$11])" office:value-type="float" office:value="585724703.0625" calcext:value-type="float">
            <text:p>585724703.06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23" calcext:value-type="float">
            <text:p>1123</text:p>
          </table:table-cell>
          <table:table-cell table:style-name="ce1" table:formula="of:=[.$I$2]*[.A6]*[.A6]+[.$I$3]*[.A6]+[.$I$4]" office:value-type="float" office:value="1127.36325162859" calcext:value-type="float">
            <text:p>1,127.36</text:p>
          </table:table-cell>
          <table:table-cell/>
          <table:table-cell table:formula="of:=[.C6]-[.B6]" office:value-type="float" office:value="4.36325162858498" calcext:value-type="float">
            <text:p>4.36325162858498</text:p>
          </table:table-cell>
          <table:table-cell table:formula="of:=[.E6]*[.E6]" office:value-type="float" office:value="19.0379647743494" calcext:value-type="float">
            <text:p>19.0379647743494</text:p>
          </table:table-cell>
          <table:table-cell/>
          <table:table-cell office:value-type="string" calcext:value-type="string">
            <text:p>Suma de cuadrados</text:p>
          </table:table-cell>
          <table:table-cell table:formula="of:=SUM([.F2:.F41])" office:value-type="float" office:value="1522651.42138848" calcext:value-type="float">
            <text:p>1522651.42138848</text:p>
          </table:table-cell>
          <table:table-cell table:number-columns-repeated="2"/>
          <table:table-cell table:formula="of:=([.B6]-[.$I$11])*([.B6]-[.$I$11])" office:value-type="float" office:value="567999972.5625" calcext:value-type="float">
            <text:p>567999972.5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15" calcext:value-type="float">
            <text:p>1615</text:p>
          </table:table-cell>
          <table:table-cell table:style-name="ce1" table:formula="of:=[.$I$2]*[.A7]*[.A7]+[.$I$3]*[.A7]+[.$I$4]" office:value-type="float" office:value="1623.40308234516" calcext:value-type="float">
            <text:p>1,623.40</text:p>
          </table:table-cell>
          <table:table-cell/>
          <table:table-cell table:formula="of:=[.C7]-[.B7]" office:value-type="float" office:value="8.40308234516169" calcext:value-type="float">
            <text:p>8.40308234516169</text:p>
          </table:table-cell>
          <table:table-cell table:formula="of:=[.E7]*[.E7]" office:value-type="float" office:value="70.6117928995681" calcext:value-type="float">
            <text:p>70.6117928995681</text:p>
          </table:table-cell>
          <table:table-cell/>
          <table:table-cell table:style-name="ce3" office:value-type="string" calcext:value-type="string">
            <text:p>SSR</text:p>
          </table:table-cell>
          <table:table-cell table:style-name="ce3" table:formula="of:=[.I6]" office:value-type="float" office:value="1522651.42138848" calcext:value-type="float">
            <text:p>1522651.42138848</text:p>
          </table:table-cell>
          <table:table-cell table:number-columns-repeated="2"/>
          <table:table-cell table:formula="of:=([.B7]-[.$I$11])*([.B7]-[.$I$11])" office:value-type="float" office:value="544790610.5625" calcext:value-type="float">
            <text:p>544790610.56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189" calcext:value-type="float">
            <text:p>2189</text:p>
          </table:table-cell>
          <table:table-cell table:style-name="ce1" table:formula="of:=[.$I$2]*[.A8]*[.A8]+[.$I$3]*[.A8]+[.$I$4]" office:value-type="float" office:value="2209.63197319202" calcext:value-type="float">
            <text:p>2,209.63</text:p>
          </table:table-cell>
          <table:table-cell/>
          <table:table-cell table:formula="of:=[.C8]-[.B8]" office:value-type="float" office:value="20.6319731920253" calcext:value-type="float">
            <text:p>20.6319731920253</text:p>
          </table:table-cell>
          <table:table-cell table:formula="of:=[.E8]*[.E8]" office:value-type="float" office:value="425.678317796449" calcext:value-type="float">
            <text:p>425.678317796449</text:p>
          </table:table-cell>
          <table:table-cell table:number-columns-repeated="5"/>
          <table:table-cell table:formula="of:=([.B8]-[.$I$11])*([.B8]-[.$I$11])" office:value-type="float" office:value="518324905.5625" calcext:value-type="float">
            <text:p>518324905.56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88" calcext:value-type="float">
            <text:p>2888</text:p>
          </table:table-cell>
          <table:table-cell table:style-name="ce1" table:formula="of:=[.$I$2]*[.A9]*[.A9]+[.$I$3]*[.A9]+[.$I$4]" office:value-type="float" office:value="2886.04992416918" calcext:value-type="float">
            <text:p>2,886.05</text:p>
          </table:table-cell>
          <table:table-cell/>
          <table:table-cell table:formula="of:=[.C9]-[.B9]" office:value-type="float" office:value="-1.95007583082452" calcext:value-type="float">
            <text:p>-1.95007583082452</text:p>
          </table:table-cell>
          <table:table-cell table:formula="of:=[.E9]*[.E9]" office:value-type="float" office:value="3.80279574596593" calcext:value-type="float">
            <text:p>3.80279574596593</text:p>
          </table:table-cell>
          <table:table-cell/>
          <table:table-cell office:value-type="string" calcext:value-type="string">
            <text:p>Suma de valores</text:p>
          </table:table-cell>
          <table:table-cell table:formula="of:=SUM([.B2:.B41])" office:value-type="float" office:value="998230" calcext:value-type="float">
            <text:p>998230</text:p>
          </table:table-cell>
          <table:table-cell table:number-columns-repeated="2"/>
          <table:table-cell table:formula="of:=([.B9]-[.$I$11])*([.B9]-[.$I$11])" office:value-type="float" office:value="486985590.0625" calcext:value-type="float">
            <text:p>486985590.062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627" calcext:value-type="float">
            <text:p>3627</text:p>
          </table:table-cell>
          <table:table-cell table:style-name="ce1" table:formula="of:=[.$I$2]*[.A10]*[.A10]+[.$I$3]*[.A10]+[.$I$4]" office:value-type="float" office:value="3652.65693527661" calcext:value-type="float">
            <text:p>3,652.66</text:p>
          </table:table-cell>
          <table:table-cell/>
          <table:table-cell table:formula="of:=[.C10]-[.B10]" office:value-type="float" office:value="25.6569352766119" calcext:value-type="float">
            <text:p>25.6569352766119</text:p>
          </table:table-cell>
          <table:table-cell table:formula="of:=[.E10]*[.E10]" office:value-type="float" office:value="658.278327788251" calcext:value-type="float">
            <text:p>658.278327788251</text:p>
          </table:table-cell>
          <table:table-cell/>
          <table:table-cell office:value-type="string" calcext:value-type="string">
            <text:p>Cantidad</text:p>
          </table:table-cell>
          <table:table-cell table:formula="of:=COUNT([.A2:.A41])" office:value-type="float" office:value="40" calcext:value-type="float">
            <text:p>40</text:p>
          </table:table-cell>
          <table:table-cell table:number-columns-repeated="2"/>
          <table:table-cell table:formula="of:=([.B10]-[.$I$11])*([.B10]-[.$I$11])" office:value-type="float" office:value="454915576.5625" calcext:value-type="float">
            <text:p>454915576.56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450" calcext:value-type="float">
            <text:p>4450</text:p>
          </table:table-cell>
          <table:table-cell table:style-name="ce1" table:formula="of:=[.$I$2]*[.A11]*[.A11]+[.$I$3]*[.A11]+[.$I$4]" office:value-type="float" office:value="4509.45300651434" calcext:value-type="float">
            <text:p>4,509.45</text:p>
          </table:table-cell>
          <table:table-cell/>
          <table:table-cell table:formula="of:=[.C11]-[.B11]" office:value-type="float" office:value="59.4530065143354" calcext:value-type="float">
            <text:p>59.4530065143354</text:p>
          </table:table-cell>
          <table:table-cell table:formula="of:=[.E11]*[.E11]" office:value-type="float" office:value="3534.6599835936" calcext:value-type="float">
            <text:p>3534.6599835936</text:p>
          </table:table-cell>
          <table:table-cell/>
          <table:table-cell table:style-name="ce3" office:value-type="string" calcext:value-type="string">
            <text:p>Valor medio</text:p>
          </table:table-cell>
          <table:table-cell table:style-name="ce3" table:formula="of:=[.I9]/[.I10]" office:value-type="float" office:value="24955.75" calcext:value-type="float">
            <text:p>24955.75</text:p>
          </table:table-cell>
          <table:table-cell table:number-columns-repeated="2"/>
          <table:table-cell table:formula="of:=([.B11]-[.$I$11])*([.B11]-[.$I$11])" office:value-type="float" office:value="420485783.0625" calcext:value-type="float">
            <text:p>420485783.06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484" calcext:value-type="float">
            <text:p>5484</text:p>
          </table:table-cell>
          <table:table-cell table:style-name="ce1" table:formula="of:=[.$I$2]*[.A12]*[.A12]+[.$I$3]*[.A12]+[.$I$4]" office:value-type="float" office:value="5456.43813788235" calcext:value-type="float">
            <text:p>5,456.44</text:p>
          </table:table-cell>
          <table:table-cell/>
          <table:table-cell table:formula="of:=[.C12]-[.B12]" office:value-type="float" office:value="-27.5618621176545" calcext:value-type="float">
            <text:p>-27.5618621176545</text:p>
          </table:table-cell>
          <table:table-cell table:formula="of:=[.E12]*[.E12]" office:value-type="float" office:value="759.6562433926" calcext:value-type="float">
            <text:p>759.6562433926</text:p>
          </table:table-cell>
          <table:table-cell table:number-columns-repeated="5"/>
          <table:table-cell table:formula="of:=([.B12]-[.$I$11])*([.B12]-[.$I$11])" office:value-type="float" office:value="379149048.0625" calcext:value-type="float">
            <text:p>379149048.06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419" calcext:value-type="float">
            <text:p>6419</text:p>
          </table:table-cell>
          <table:table-cell table:style-name="ce1" table:formula="of:=[.$I$2]*[.A13]*[.A13]+[.$I$3]*[.A13]+[.$I$4]" office:value-type="float" office:value="6493.61232938064" calcext:value-type="float">
            <text:p>6,493.61</text:p>
          </table:table-cell>
          <table:table-cell/>
          <table:table-cell table:formula="of:=[.C13]-[.B13]" office:value-type="float" office:value="74.6123293806431" calcext:value-type="float">
            <text:p>74.6123293806431</text:p>
          </table:table-cell>
          <table:table-cell table:formula="of:=[.E13]*[.E13]" office:value-type="float" office:value="5566.99969560558" calcext:value-type="float">
            <text:p>5566.99969560558</text:p>
          </table:table-cell>
          <table:table-cell/>
          <table:table-cell table:style-name="ce3" office:value-type="string" calcext:value-type="string">
            <text:p>SST</text:p>
          </table:table-cell>
          <table:table-cell table:style-name="ce3" table:formula="of:=SUM([.L2:.L41])" office:value-type="float" office:value="19382645455.5" calcext:value-type="float">
            <text:p>19382645455.5</text:p>
          </table:table-cell>
          <table:table-cell table:number-columns-repeated="2"/>
          <table:table-cell table:formula="of:=([.B13]-[.$I$11])*([.B13]-[.$I$11])" office:value-type="float" office:value="343611100.5625" calcext:value-type="float">
            <text:p>343611100.56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591" calcext:value-type="float">
            <text:p>7591</text:p>
          </table:table-cell>
          <table:table-cell table:style-name="ce1" table:formula="of:=[.$I$2]*[.A14]*[.A14]+[.$I$3]*[.A14]+[.$I$4]" office:value-type="float" office:value="7620.97558100923" calcext:value-type="float">
            <text:p>7,620.98</text:p>
          </table:table-cell>
          <table:table-cell/>
          <table:table-cell table:formula="of:=[.C14]-[.B14]" office:value-type="float" office:value="29.9755810092265" calcext:value-type="float">
            <text:p>29.9755810092265</text:p>
          </table:table-cell>
          <table:table-cell table:formula="of:=[.E14]*[.E14]" office:value-type="float" office:value="898.535456840701" calcext:value-type="float">
            <text:p>898.535456840701</text:p>
          </table:table-cell>
          <table:table-cell table:number-columns-repeated="5"/>
          <table:table-cell table:formula="of:=([.B14]-[.$I$11])*([.B14]-[.$I$11])" office:value-type="float" office:value="301534542.5625" calcext:value-type="float">
            <text:p>301534542.56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048" calcext:value-type="float">
            <text:p>9048</text:p>
          </table:table-cell>
          <table:table-cell table:style-name="ce1" table:formula="of:=[.$I$2]*[.A15]*[.A15]+[.$I$3]*[.A15]+[.$I$4]" office:value-type="float" office:value="8838.5278927681" calcext:value-type="float">
            <text:p>8,838.53</text:p>
          </table:table-cell>
          <table:table-cell/>
          <table:table-cell table:formula="of:=[.C15]-[.B15]" office:value-type="float" office:value="-209.472107231903" calcext:value-type="float">
            <text:p>-209.472107231903</text:p>
          </table:table-cell>
          <table:table-cell table:formula="of:=[.E15]*[.E15]" office:value-type="float" office:value="43878.5637081737" calcext:value-type="float">
            <text:p>43878.5637081737</text:p>
          </table:table-cell>
          <table:table-cell/>
          <table:table-cell table:style-name="ce4" office:value-type="string" calcext:value-type="string">
            <text:p>R^2</text:p>
          </table:table-cell>
          <table:table-cell table:style-name="ce4" table:formula="of:=1-([.I7]/[.I13])" office:value-type="float" office:value="0.999921442538642" calcext:value-type="float">
            <text:p>0.999921442538642</text:p>
          </table:table-cell>
          <table:table-cell table:number-columns-repeated="2"/>
          <table:table-cell table:formula="of:=([.B15]-[.$I$11])*([.B15]-[.$I$11])" office:value-type="float" office:value="253056510.0625" calcext:value-type="float">
            <text:p>253056510.062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0199" calcext:value-type="float">
            <text:p>10199</text:p>
          </table:table-cell>
          <table:table-cell table:style-name="ce1" table:formula="of:=[.$I$2]*[.A16]*[.A16]+[.$I$3]*[.A16]+[.$I$4]" office:value-type="float" office:value="10146.2692646573" calcext:value-type="float">
            <text:p>10,146.27</text:p>
          </table:table-cell>
          <table:table-cell/>
          <table:table-cell table:formula="of:=[.C16]-[.B16]" office:value-type="float" office:value="-52.7307353427477" calcext:value-type="float">
            <text:p>-52.7307353427477</text:p>
          </table:table-cell>
          <table:table-cell table:formula="of:=[.E16]*[.E16]" office:value-type="float" office:value="2780.5304497869" calcext:value-type="float">
            <text:p>2780.5304497869</text:p>
          </table:table-cell>
          <table:table-cell table:number-columns-repeated="5"/>
          <table:table-cell table:formula="of:=([.B16]-[.$I$11])*([.B16]-[.$I$11])" office:value-type="float" office:value="217761670.5625" calcext:value-type="float">
            <text:p>217761670.56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568" calcext:value-type="float">
            <text:p>11568</text:p>
          </table:table-cell>
          <table:table-cell table:style-name="ce1" table:formula="of:=[.$I$2]*[.A17]*[.A17]+[.$I$3]*[.A17]+[.$I$4]" office:value-type="float" office:value="11544.1996966767" calcext:value-type="float">
            <text:p>11,544.20</text:p>
          </table:table-cell>
          <table:table-cell/>
          <table:table-cell table:formula="of:=[.C17]-[.B17]" office:value-type="float" office:value="-23.8003033233017" calcext:value-type="float">
            <text:p>-23.8003033233017</text:p>
          </table:table-cell>
          <table:table-cell table:formula="of:=[.E17]*[.E17]" office:value-type="float" office:value="566.454438281166" calcext:value-type="float">
            <text:p>566.454438281166</text:p>
          </table:table-cell>
          <table:table-cell table:number-columns-repeated="5"/>
          <table:table-cell table:formula="of:=([.B17]-[.$I$11])*([.B17]-[.$I$11])" office:value-type="float" office:value="179231850.0625" calcext:value-type="float">
            <text:p>179231850.06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3117" calcext:value-type="float">
            <text:p>13117</text:p>
          </table:table-cell>
          <table:table-cell table:style-name="ce1" table:formula="of:=[.$I$2]*[.A18]*[.A18]+[.$I$3]*[.A18]+[.$I$4]" office:value-type="float" office:value="13032.3191888264" calcext:value-type="float">
            <text:p>13,032.32</text:p>
          </table:table-cell>
          <table:table-cell/>
          <table:table-cell table:formula="of:=[.C18]-[.B18]" office:value-type="float" office:value="-84.6808111735736" calcext:value-type="float">
            <text:p>-84.6808111735736</text:p>
          </table:table-cell>
          <table:table-cell table:formula="of:=[.E18]*[.E18]" office:value-type="float" office:value="7170.83978101443" calcext:value-type="float">
            <text:p>7170.83978101443</text:p>
          </table:table-cell>
          <table:table-cell table:number-columns-repeated="5"/>
          <table:table-cell table:formula="of:=([.B18]-[.$I$11])*([.B18]-[.$I$11])" office:value-type="float" office:value="140156001.5625" calcext:value-type="float">
            <text:p>140156001.56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783" calcext:value-type="float">
            <text:p>14783</text:p>
          </table:table-cell>
          <table:table-cell table:style-name="ce1" table:formula="of:=[.$I$2]*[.A19]*[.A19]+[.$I$3]*[.A19]+[.$I$4]" office:value-type="float" office:value="14610.6277411064" calcext:value-type="float">
            <text:p>14,610.63</text:p>
          </table:table-cell>
          <table:table-cell/>
          <table:table-cell table:formula="of:=[.C19]-[.B19]" office:value-type="float" office:value="-172.372258893556" calcext:value-type="float">
            <text:p>-172.372258893556</text:p>
          </table:table-cell>
          <table:table-cell table:formula="of:=[.E19]*[.E19]" office:value-type="float" office:value="29712.1956360671" calcext:value-type="float">
            <text:p>29712.1956360671</text:p>
          </table:table-cell>
          <table:table-cell table:number-columns-repeated="5"/>
          <table:table-cell table:formula="of:=([.B19]-[.$I$11])*([.B19]-[.$I$11])" office:value-type="float" office:value="103484842.5625" calcext:value-type="float">
            <text:p>103484842.562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6373" calcext:value-type="float">
            <text:p>16373</text:p>
          </table:table-cell>
          <table:table-cell table:style-name="ce1" table:formula="of:=[.$I$2]*[.A20]*[.A20]+[.$I$3]*[.A20]+[.$I$4]" office:value-type="float" office:value="16279.1253535167" calcext:value-type="float">
            <text:p>16,279.13</text:p>
          </table:table-cell>
          <table:table-cell/>
          <table:table-cell table:formula="of:=[.C20]-[.B20]" office:value-type="float" office:value="-93.8746464832511" calcext:value-type="float">
            <text:p>-93.8746464832511</text:p>
          </table:table-cell>
          <table:table-cell table:formula="of:=[.E20]*[.E20]" office:value-type="float" office:value="8812.44925235537" calcext:value-type="float">
            <text:p>8812.44925235537</text:p>
          </table:table-cell>
          <table:table-cell table:number-columns-repeated="5"/>
          <table:table-cell table:formula="of:=([.B20]-[.$I$11])*([.B20]-[.$I$11])" office:value-type="float" office:value="73663597.5625" calcext:value-type="float">
            <text:p>73663597.56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946" calcext:value-type="float">
            <text:p>17946</text:p>
          </table:table-cell>
          <table:table-cell table:style-name="ce1" table:formula="of:=[.$I$2]*[.A21]*[.A21]+[.$I$3]*[.A21]+[.$I$4]" office:value-type="float" office:value="18037.8120260573" calcext:value-type="float">
            <text:p>18,037.81</text:p>
          </table:table-cell>
          <table:table-cell/>
          <table:table-cell table:formula="of:=[.C21]-[.B21]" office:value-type="float" office:value="91.8120260573378" calcext:value-type="float">
            <text:p>91.8120260573378</text:p>
          </table:table-cell>
          <table:table-cell table:formula="of:=[.E21]*[.E21]" office:value-type="float" office:value="8429.44812875327" calcext:value-type="float">
            <text:p>8429.44812875327</text:p>
          </table:table-cell>
          <table:table-cell table:number-columns-repeated="5"/>
          <table:table-cell table:formula="of:=([.B21]-[.$I$11])*([.B21]-[.$I$11])" office:value-type="float" office:value="49136595.0625" calcext:value-type="float">
            <text:p>49136595.06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9852" calcext:value-type="float">
            <text:p>19852</text:p>
          </table:table-cell>
          <table:table-cell table:style-name="ce1" table:formula="of:=[.$I$2]*[.A22]*[.A22]+[.$I$3]*[.A22]+[.$I$4]" office:value-type="float" office:value="19886.6877587282" calcext:value-type="float">
            <text:p>19,886.69</text:p>
          </table:table-cell>
          <table:table-cell/>
          <table:table-cell table:formula="of:=[.C22]-[.B22]" office:value-type="float" office:value="34.6877587282142" calcext:value-type="float">
            <text:p>34.6877587282142</text:p>
          </table:table-cell>
          <table:table-cell table:formula="of:=[.E22]*[.E22]" office:value-type="float" office:value="1203.2406055868" calcext:value-type="float">
            <text:p>1203.2406055868</text:p>
          </table:table-cell>
          <table:table-cell table:number-columns-repeated="5"/>
          <table:table-cell table:formula="of:=([.B22]-[.$I$11])*([.B22]-[.$I$11])" office:value-type="float" office:value="26048264.0625" calcext:value-type="float">
            <text:p>26048264.062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1815" calcext:value-type="float">
            <text:p>21815</text:p>
          </table:table-cell>
          <table:table-cell table:style-name="ce1" table:formula="of:=[.$I$2]*[.A23]*[.A23]+[.$I$3]*[.A23]+[.$I$4]" office:value-type="float" office:value="21825.7525515294" calcext:value-type="float">
            <text:p>21,825.75</text:p>
          </table:table-cell>
          <table:table-cell/>
          <table:table-cell table:formula="of:=[.C23]-[.B23]" office:value-type="float" office:value="10.7525515293783" calcext:value-type="float">
            <text:p>10.7525515293783</text:p>
          </table:table-cell>
          <table:table-cell table:formula="of:=[.E23]*[.E23]" office:value-type="float" office:value="115.617364391935" calcext:value-type="float">
            <text:p>115.617364391935</text:p>
          </table:table-cell>
          <table:table-cell table:number-columns-repeated="5"/>
          <table:table-cell table:formula="of:=([.B23]-[.$I$11])*([.B23]-[.$I$11])" office:value-type="float" office:value="9864310.5625" calcext:value-type="float">
            <text:p>9864310.562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3704" calcext:value-type="float">
            <text:p>23704</text:p>
          </table:table-cell>
          <table:table-cell table:style-name="ce1" table:formula="of:=[.$I$2]*[.A24]*[.A24]+[.$I$3]*[.A24]+[.$I$4]" office:value-type="float" office:value="23855.0064044608" calcext:value-type="float">
            <text:p>23,855.01</text:p>
          </table:table-cell>
          <table:table-cell/>
          <table:table-cell table:formula="of:=[.C24]-[.B24]" office:value-type="float" office:value="151.006404460826" calcext:value-type="float">
            <text:p>151.006404460826</text:p>
          </table:table-cell>
          <table:table-cell table:formula="of:=[.E24]*[.E24]" office:value-type="float" office:value="22802.9341881866" calcext:value-type="float">
            <text:p>22802.9341881866</text:p>
          </table:table-cell>
          <table:table-cell table:number-columns-repeated="5"/>
          <table:table-cell table:formula="of:=([.B24]-[.$I$11])*([.B24]-[.$I$11])" office:value-type="float" office:value="1566878.0625" calcext:value-type="float">
            <text:p>1566878.062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5859" calcext:value-type="float">
            <text:p>25859</text:p>
          </table:table-cell>
          <table:table-cell table:style-name="ce1" table:formula="of:=[.$I$2]*[.A25]*[.A25]+[.$I$3]*[.A25]+[.$I$4]" office:value-type="float" office:value="25974.4493175226" calcext:value-type="float">
            <text:p>25,974.45</text:p>
          </table:table-cell>
          <table:table-cell/>
          <table:table-cell table:formula="of:=[.C25]-[.B25]" office:value-type="float" office:value="115.449317522565" calcext:value-type="float">
            <text:p>115.449317522565</text:p>
          </table:table-cell>
          <table:table-cell table:formula="of:=[.E25]*[.E25]" office:value-type="float" office:value="13328.5449164261" calcext:value-type="float">
            <text:p>13328.5449164261</text:p>
          </table:table-cell>
          <table:table-cell table:number-columns-repeated="5"/>
          <table:table-cell table:formula="of:=([.B25]-[.$I$11])*([.B25]-[.$I$11])" office:value-type="float" office:value="815860.5625" calcext:value-type="float">
            <text:p>815860.56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8096" calcext:value-type="float">
            <text:p>28096</text:p>
          </table:table-cell>
          <table:table-cell table:style-name="ce1" table:formula="of:=[.$I$2]*[.A26]*[.A26]+[.$I$3]*[.A26]+[.$I$4]" office:value-type="float" office:value="28184.0812907146" calcext:value-type="float">
            <text:p>28,184.08</text:p>
          </table:table-cell>
          <table:table-cell/>
          <table:table-cell table:formula="of:=[.C26]-[.B26]" office:value-type="float" office:value="88.0812907145883" calcext:value-type="float">
            <text:p>88.0812907145883</text:p>
          </table:table-cell>
          <table:table-cell table:formula="of:=[.E26]*[.E26]" office:value-type="float" office:value="7758.31377394781" calcext:value-type="float">
            <text:p>7758.31377394781</text:p>
          </table:table-cell>
          <table:table-cell table:number-columns-repeated="5"/>
          <table:table-cell table:formula="of:=([.B26]-[.$I$11])*([.B26]-[.$I$11])" office:value-type="float" office:value="9861170.0625" calcext:value-type="float">
            <text:p>9861170.062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0467" calcext:value-type="float">
            <text:p>30467</text:p>
          </table:table-cell>
          <table:table-cell table:style-name="ce1" table:formula="of:=[.$I$2]*[.A27]*[.A27]+[.$I$3]*[.A27]+[.$I$4]" office:value-type="float" office:value="30483.9023240369" calcext:value-type="float">
            <text:p>30,483.90</text:p>
          </table:table-cell>
          <table:table-cell/>
          <table:table-cell table:formula="of:=[.C27]-[.B27]" office:value-type="float" office:value="16.9023240368988" calcext:value-type="float">
            <text:p>16.9023240368988</text:p>
          </table:table-cell>
          <table:table-cell table:formula="of:=[.E27]*[.E27]" office:value-type="float" office:value="285.688557848327" calcext:value-type="float">
            <text:p>285.688557848327</text:p>
          </table:table-cell>
          <table:table-cell table:number-columns-repeated="5"/>
          <table:table-cell table:formula="of:=([.B27]-[.$I$11])*([.B27]-[.$I$11])" office:value-type="float" office:value="30373876.5625" calcext:value-type="float">
            <text:p>30373876.56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32579" calcext:value-type="float">
            <text:p>32579</text:p>
          </table:table-cell>
          <table:table-cell table:style-name="ce1" table:formula="of:=[.$I$2]*[.A28]*[.A28]+[.$I$3]*[.A28]+[.$I$4]" office:value-type="float" office:value="32873.9124174895" calcext:value-type="float">
            <text:p>32,873.91</text:p>
          </table:table-cell>
          <table:table-cell/>
          <table:table-cell table:formula="of:=[.C28]-[.B28]" office:value-type="float" office:value="294.91241748949" calcext:value-type="float">
            <text:p>294.91241748949</text:p>
          </table:table-cell>
          <table:table-cell table:formula="of:=[.E28]*[.E28]" office:value-type="float" office:value="86973.333989495" calcext:value-type="float">
            <text:p>86973.333989495</text:p>
          </table:table-cell>
          <table:table-cell table:number-columns-repeated="5"/>
          <table:table-cell table:formula="of:=([.B28]-[.$I$11])*([.B28]-[.$I$11])" office:value-type="float" office:value="58113940.5625" calcext:value-type="float">
            <text:p>58113940.562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5102" calcext:value-type="float">
            <text:p>35102</text:p>
          </table:table-cell>
          <table:table-cell table:style-name="ce1" table:formula="of:=[.$I$2]*[.A29]*[.A29]+[.$I$3]*[.A29]+[.$I$4]" office:value-type="float" office:value="35354.1115710724" calcext:value-type="float">
            <text:p>35,354.11</text:p>
          </table:table-cell>
          <table:table-cell/>
          <table:table-cell table:formula="of:=[.C29]-[.B29]" office:value-type="float" office:value="252.111571072375" calcext:value-type="float">
            <text:p>252.111571072375</text:p>
          </table:table-cell>
          <table:table-cell table:formula="of:=[.E29]*[.E29]" office:value-type="float" office:value="63560.2442685813" calcext:value-type="float">
            <text:p>63560.2442685813</text:p>
          </table:table-cell>
          <table:table-cell table:number-columns-repeated="5"/>
          <table:table-cell table:formula="of:=([.B29]-[.$I$11])*([.B29]-[.$I$11])" office:value-type="float" office:value="102946389.0625" calcext:value-type="float">
            <text:p>102946389.062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37980" calcext:value-type="float">
            <text:p>37980</text:p>
          </table:table-cell>
          <table:table-cell table:style-name="ce1" table:formula="of:=[.$I$2]*[.A30]*[.A30]+[.$I$3]*[.A30]+[.$I$4]" office:value-type="float" office:value="37924.4997847855" calcext:value-type="float">
            <text:p>37,924.50</text:p>
          </table:table-cell>
          <table:table-cell/>
          <table:table-cell table:formula="of:=[.C30]-[.B30]" office:value-type="float" office:value="-55.5002152144589" calcext:value-type="float">
            <text:p>-55.5002152144589</text:p>
          </table:table-cell>
          <table:table-cell table:formula="of:=[.E30]*[.E30]" office:value-type="float" office:value="3080.27388885125" calcext:value-type="float">
            <text:p>3080.27388885125</text:p>
          </table:table-cell>
          <table:table-cell table:number-columns-repeated="5"/>
          <table:table-cell table:formula="of:=([.B30]-[.$I$11])*([.B30]-[.$I$11])" office:value-type="float" office:value="169631088.0625" calcext:value-type="float">
            <text:p>169631088.062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0159" calcext:value-type="float">
            <text:p>40159</text:p>
          </table:table-cell>
          <table:table-cell table:style-name="ce1" table:formula="of:=[.$I$2]*[.A31]*[.A31]+[.$I$3]*[.A31]+[.$I$4]" office:value-type="float" office:value="40585.077058629" calcext:value-type="float">
            <text:p>40,585.08</text:p>
          </table:table-cell>
          <table:table-cell/>
          <table:table-cell table:formula="of:=[.C31]-[.B31]" office:value-type="float" office:value="426.077058628995" calcext:value-type="float">
            <text:p>426.077058628995</text:p>
          </table:table-cell>
          <table:table-cell table:formula="of:=[.E31]*[.E31]" office:value-type="float" office:value="181541.659889936" calcext:value-type="float">
            <text:p>181541.659889936</text:p>
          </table:table-cell>
          <table:table-cell table:number-columns-repeated="5"/>
          <table:table-cell table:formula="of:=([.B31]-[.$I$11])*([.B31]-[.$I$11])" office:value-type="float" office:value="231138810.5625" calcext:value-type="float">
            <text:p>231138810.562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43668" calcext:value-type="float">
            <text:p>43668</text:p>
          </table:table-cell>
          <table:table-cell table:style-name="ce1" table:formula="of:=[.$I$2]*[.A32]*[.A32]+[.$I$3]*[.A32]+[.$I$4]" office:value-type="float" office:value="43335.8433926028" calcext:value-type="float">
            <text:p>43,335.84</text:p>
          </table:table-cell>
          <table:table-cell/>
          <table:table-cell table:formula="of:=[.C32]-[.B32]" office:value-type="float" office:value="-332.15660739725" calcext:value-type="float">
            <text:p>-332.15660739725</text:p>
          </table:table-cell>
          <table:table-cell table:formula="of:=[.E32]*[.E32]" office:value-type="float" office:value="110328.011837651" calcext:value-type="float">
            <text:p>110328.011837651</text:p>
          </table:table-cell>
          <table:table-cell table:number-columns-repeated="5"/>
          <table:table-cell table:formula="of:=([.B32]-[.$I$11])*([.B32]-[.$I$11])" office:value-type="float" office:value="350148300.0625" calcext:value-type="float">
            <text:p>350148300.0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6536" calcext:value-type="float">
            <text:p>46536</text:p>
          </table:table-cell>
          <table:table-cell table:style-name="ce1" table:formula="of:=[.$I$2]*[.A33]*[.A33]+[.$I$3]*[.A33]+[.$I$4]" office:value-type="float" office:value="46176.7987867068" calcext:value-type="float">
            <text:p>46,176.80</text:p>
          </table:table-cell>
          <table:table-cell/>
          <table:table-cell table:formula="of:=[.C33]-[.B33]" office:value-type="float" office:value="-359.201213293214" calcext:value-type="float">
            <text:p>-359.201213293214</text:p>
          </table:table-cell>
          <table:table-cell table:formula="of:=[.E33]*[.E33]" office:value-type="float" office:value="129025.511631317" calcext:value-type="float">
            <text:p>129025.511631317</text:p>
          </table:table-cell>
          <table:table-cell table:number-columns-repeated="5"/>
          <table:table-cell table:formula="of:=([.B33]-[.$I$11])*([.B33]-[.$I$11])" office:value-type="float" office:value="465707190.0625" calcext:value-type="float">
            <text:p>465707190.062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49020" calcext:value-type="float">
            <text:p>49020</text:p>
          </table:table-cell>
          <table:table-cell table:style-name="ce1" table:formula="of:=[.$I$2]*[.A34]*[.A34]+[.$I$3]*[.A34]+[.$I$4]" office:value-type="float" office:value="49107.9432409411" calcext:value-type="float">
            <text:p>49,107.94</text:p>
          </table:table-cell>
          <table:table-cell/>
          <table:table-cell table:formula="of:=[.C34]-[.B34]" office:value-type="float" office:value="87.943240941102" calcext:value-type="float">
            <text:p>87.943240941102</text:p>
          </table:table-cell>
          <table:table-cell table:formula="of:=[.E34]*[.E34]" office:value-type="float" office:value="7734.01362722472" calcext:value-type="float">
            <text:p>7734.01362722472</text:p>
          </table:table-cell>
          <table:table-cell table:number-columns-repeated="5"/>
          <table:table-cell table:formula="of:=([.B34]-[.$I$11])*([.B34]-[.$I$11])" office:value-type="float" office:value="579088128.0625" calcext:value-type="float">
            <text:p>579088128.062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1921" calcext:value-type="float">
            <text:p>51921</text:p>
          </table:table-cell>
          <table:table-cell table:style-name="ce1" table:formula="of:=[.$I$2]*[.A35]*[.A35]+[.$I$3]*[.A35]+[.$I$4]" office:value-type="float" office:value="52129.2767553057" calcext:value-type="float">
            <text:p>52,129.28</text:p>
          </table:table-cell>
          <table:table-cell/>
          <table:table-cell table:formula="of:=[.C35]-[.B35]" office:value-type="float" office:value="208.276755305698" calcext:value-type="float">
            <text:p>208.276755305698</text:p>
          </table:table-cell>
          <table:table-cell table:formula="of:=[.E35]*[.E35]" office:value-type="float" office:value="43379.2068006697" calcext:value-type="float">
            <text:p>43379.2068006697</text:p>
          </table:table-cell>
          <table:table-cell table:number-columns-repeated="5"/>
          <table:table-cell table:formula="of:=([.B35]-[.$I$11])*([.B35]-[.$I$11])" office:value-type="float" office:value="727124707.5625" calcext:value-type="float">
            <text:p>727124707.562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4934" calcext:value-type="float">
            <text:p>54934</text:p>
          </table:table-cell>
          <table:table-cell table:style-name="ce1" table:formula="of:=[.$I$2]*[.A36]*[.A36]+[.$I$3]*[.A36]+[.$I$4]" office:value-type="float" office:value="55240.7993298006" calcext:value-type="float">
            <text:p>55,240.80</text:p>
          </table:table-cell>
          <table:table-cell/>
          <table:table-cell table:formula="of:=[.C36]-[.B36]" office:value-type="float" office:value="306.799329800589" calcext:value-type="float">
            <text:p>306.799329800589</text:p>
          </table:table-cell>
          <table:table-cell table:formula="of:=[.E36]*[.E36]" office:value-type="float" office:value="94125.8287660909" calcext:value-type="float">
            <text:p>94125.8287660909</text:p>
          </table:table-cell>
          <table:table-cell table:number-columns-repeated="5"/>
          <table:table-cell table:formula="of:=([.B36]-[.$I$11])*([.B36]-[.$I$11])" office:value-type="float" office:value="898695473.0625" calcext:value-type="float">
            <text:p>898695473.062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8370" calcext:value-type="float">
            <text:p>58370</text:p>
          </table:table-cell>
          <table:table-cell table:style-name="ce1" table:formula="of:=[.$I$2]*[.A37]*[.A37]+[.$I$3]*[.A37]+[.$I$4]" office:value-type="float" office:value="58442.5109644258" calcext:value-type="float">
            <text:p>58,442.51</text:p>
          </table:table-cell>
          <table:table-cell/>
          <table:table-cell table:formula="of:=[.C37]-[.B37]" office:value-type="float" office:value="72.5109644257682" calcext:value-type="float">
            <text:p>72.5109644257682</text:p>
          </table:table-cell>
          <table:table-cell table:formula="of:=[.E37]*[.E37]" office:value-type="float" office:value="5257.83996195502" calcext:value-type="float">
            <text:p>5257.83996195502</text:p>
          </table:table-cell>
          <table:table-cell table:number-columns-repeated="5"/>
          <table:table-cell table:formula="of:=([.B37]-[.$I$11])*([.B37]-[.$I$11])" office:value-type="float" office:value="1116512103.0625" calcext:value-type="float">
            <text:p>1116512103.062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61792" calcext:value-type="float">
            <text:p>61792</text:p>
          </table:table-cell>
          <table:table-cell table:style-name="ce1" table:formula="of:=[.$I$2]*[.A38]*[.A38]+[.$I$3]*[.A38]+[.$I$4]" office:value-type="float" office:value="61734.4116591812" calcext:value-type="float">
            <text:p>61,734.41</text:p>
          </table:table-cell>
          <table:table-cell/>
          <table:table-cell table:formula="of:=[.C38]-[.B38]" office:value-type="float" office:value="-57.5883408187729" calcext:value-type="float">
            <text:p>-57.5883408187729</text:p>
          </table:table-cell>
          <table:table-cell table:formula="of:=[.E38]*[.E38]" office:value-type="float" office:value="3316.41699825914" calcext:value-type="float">
            <text:p>3316.41699825914</text:p>
          </table:table-cell>
          <table:table-cell table:number-columns-repeated="5"/>
          <table:table-cell table:formula="of:=([.B38]-[.$I$11])*([.B38]-[.$I$11])" office:value-type="float" office:value="1356909314.0625" calcext:value-type="float">
            <text:p>1356909314.062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5874" calcext:value-type="float">
            <text:p>65874</text:p>
          </table:table-cell>
          <table:table-cell table:style-name="ce1" table:formula="of:=[.$I$2]*[.A39]*[.A39]+[.$I$3]*[.A39]+[.$I$4]" office:value-type="float" office:value="65116.501414067" calcext:value-type="float">
            <text:p>65,116.50</text:p>
          </table:table-cell>
          <table:table-cell/>
          <table:table-cell table:formula="of:=[.C39]-[.B39]" office:value-type="float" office:value="-757.498585933012" calcext:value-type="float">
            <text:p>-757.498585933012</text:p>
          </table:table-cell>
          <table:table-cell table:formula="of:=[.E39]*[.E39]" office:value-type="float" office:value="573804.107690512" calcext:value-type="float">
            <text:p>573804.107690512</text:p>
          </table:table-cell>
          <table:table-cell table:number-columns-repeated="5"/>
          <table:table-cell table:formula="of:=([.B39]-[.$I$11])*([.B39]-[.$I$11])" office:value-type="float" office:value="1674303183.0625" calcext:value-type="float">
            <text:p>1674303183.06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68696" calcext:value-type="float">
            <text:p>68696</text:p>
          </table:table-cell>
          <table:table-cell table:style-name="ce1" table:formula="of:=[.$I$2]*[.A40]*[.A40]+[.$I$3]*[.A40]+[.$I$4]" office:value-type="float" office:value="68588.780229083" calcext:value-type="float">
            <text:p>68,588.78</text:p>
          </table:table-cell>
          <table:table-cell/>
          <table:table-cell table:formula="of:=[.C40]-[.B40]" office:value-type="float" office:value="-107.219770916985" calcext:value-type="float">
            <text:p>-107.219770916985</text:p>
          </table:table-cell>
          <table:table-cell table:formula="of:=[.E40]*[.E40]" office:value-type="float" office:value="11496.0792754907" calcext:value-type="float">
            <text:p>11496.0792754907</text:p>
          </table:table-cell>
          <table:table-cell table:number-columns-repeated="5"/>
          <table:table-cell table:formula="of:=([.B40]-[.$I$11])*([.B40]-[.$I$11])" office:value-type="float" office:value="1913209470.0625" calcext:value-type="float">
            <text:p>1913209470.06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1933" calcext:value-type="float">
            <text:p>71933</text:p>
          </table:table-cell>
          <table:table-cell table:style-name="ce1" table:formula="of:=[.$I$2]*[.A41]*[.A41]+[.$I$3]*[.A41]+[.$I$4]" office:value-type="float" office:value="72151.2481042293" calcext:value-type="float">
            <text:p>72,151.25</text:p>
          </table:table-cell>
          <table:table-cell/>
          <table:table-cell table:formula="of:=[.C41]-[.B41]" office:value-type="float" office:value="218.248104229337" calcext:value-type="float">
            <text:p>218.248104229337</text:p>
          </table:table-cell>
          <table:table-cell table:formula="of:=[.E41]*[.E41]" office:value-type="float" office:value="47632.2349996994" calcext:value-type="float">
            <text:p>47632.2349996994</text:p>
          </table:table-cell>
          <table:table-cell table:number-columns-repeated="5"/>
          <table:table-cell table:formula="of:=([.B41]-[.$I$11])*([.B41]-[.$I$11])" office:value-type="float" office:value="2206862017.5625" calcext:value-type="float">
            <text:p>2206862017.5625</text:p>
          </table:table-cell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16:09:34.301577076</dc:date>
    <meta:editing-duration>PT37M10S</meta:editing-duration>
    <meta:editing-cycles>4</meta:editing-cycles>
    <meta:generator>LibreOffice/7.3.7.2$Linux_X86_64 LibreOffice_project/30$Build-2</meta:generator>
    <meta:document-statistic meta:table-count="2" meta:cell-count="5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nlogn.A2:nlogn.C41" svg:x="0.32cm" svg:y="0.18cm" svg:width="13.097cm" svg:height="8.64cm">
          <chart:coordinate-region svg:x="1.497cm" svg:y="0.379cm" svg:width="11.4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logn.B2:nlogn.B41" chart:class="chart:scatter">
            <chart:domain table:cell-range-address="nlogn.A2:nlogn.A41"/>
            <chart:data-point chart:repeated="40"/>
          </chart:series>
          <chart:series chart:style-name="ch8" chart:values-cell-range-address="nlogn.C2:nlogn.C41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nlogn.A2:nlogn.A41</svg:desc>
                </draw:g>
              </table:table-cell>
              <table:table-cell office:value-type="float" office:value="66">
                <text:p>66</text:p>
                <draw:g>
                  <svg:desc>nlogn.B2:nlogn.B41</svg:desc>
                </draw:g>
              </table:table-cell>
              <table:table-cell office:value-type="float" office:value="894.719534820594">
                <text:p>894.719534820594</text:p>
                <draw:g>
                  <svg:desc>nlogn.C2:nlogn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1989.02440571741">
                <text:p>1989.02440571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33">
                <text:p>433</text:p>
              </table:table-cell>
              <table:table-cell office:value-type="float" office:value="3158.66151452374">
                <text:p>3158.66151452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54">
                <text:p>754</text:p>
              </table:table-cell>
              <table:table-cell office:value-type="float" office:value="4377.21948358726">
                <text:p>4377.21948358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123">
                <text:p>1123</text:p>
              </table:table-cell>
              <table:table-cell office:value-type="float" office:value="5632.15467201025">
                <text:p>5632.15467201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615">
                <text:p>1615</text:p>
              </table:table-cell>
              <table:table-cell office:value-type="float" office:value="6916.07903727614">
                <text:p>6916.07903727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189">
                <text:p>2189</text:p>
              </table:table-cell>
              <table:table-cell office:value-type="float" office:value="8224.1108083585">
                <text:p>8224.1108083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888">
                <text:p>2888</text:p>
              </table:table-cell>
              <table:table-cell office:value-type="float" office:value="9552.7803114794">
                <text:p>9552.7803114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627">
                <text:p>3627</text:p>
              </table:table-cell>
              <table:table-cell office:value-type="float" office:value="10899.4932737571">
                <text:p>10899.4932737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4450">
                <text:p>4450</text:p>
              </table:table-cell>
              <table:table-cell office:value-type="float" office:value="12262.2360244016">
                <text:p>12262.2360244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484">
                <text:p>5484</text:p>
              </table:table-cell>
              <table:table-cell office:value-type="float" office:value="13639.3999053379">
                <text:p>13639.3999053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6419">
                <text:p>6419</text:p>
              </table:table-cell>
              <table:table-cell office:value-type="float" office:value="15029.6700910096">
                <text:p>15029.6700910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7591">
                <text:p>7591</text:p>
              </table:table-cell>
              <table:table-cell office:value-type="float" office:value="16431.9517337051">
                <text:p>16431.9517337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9048">
                <text:p>9048</text:p>
              </table:table-cell>
              <table:table-cell office:value-type="float" office:value="17845.3189692506">
                <text:p>17845.3189692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199">
                <text:p>10199</text:p>
              </table:table-cell>
              <table:table-cell office:value-type="float" office:value="19268.9785663406">
                <text:p>19268.9785663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1568">
                <text:p>11568</text:p>
              </table:table-cell>
              <table:table-cell office:value-type="float" office:value="20702.2433115686">
                <text:p>20702.2433115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3117">
                <text:p>13117</text:p>
              </table:table-cell>
              <table:table-cell office:value-type="float" office:value="22144.5120733452">
                <text:p>22144.5120733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4783">
                <text:p>14783</text:p>
              </table:table-cell>
              <table:table-cell office:value-type="float" office:value="23595.2545722002">
                <text:p>23595.2545722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16373">
                <text:p>16373</text:p>
              </table:table-cell>
              <table:table-cell office:value-type="float" office:value="25053.9995453729">
                <text:p>25053.9995453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7946">
                <text:p>17946</text:p>
              </table:table-cell>
              <table:table-cell office:value-type="float" office:value="26520.3254095654">
                <text:p>26520.3254095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19852">
                <text:p>19852</text:p>
              </table:table-cell>
              <table:table-cell office:value-type="float" office:value="27993.8527955092">
                <text:p>27993.852795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21815">
                <text:p>21815</text:p>
              </table:table-cell>
              <table:table-cell office:value-type="float" office:value="29474.2385075142">
                <text:p>29474.2385075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23704">
                <text:p>23704</text:p>
              </table:table-cell>
              <table:table-cell office:value-type="float" office:value="30961.170583378">
                <text:p>30961.170583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25859">
                <text:p>25859</text:p>
              </table:table-cell>
              <table:table-cell office:value-type="float" office:value="32454.3642149339">
                <text:p>32454.364214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28096">
                <text:p>28096</text:p>
              </table:table-cell>
              <table:table-cell office:value-type="float" office:value="33953.5583495877">
                <text:p>33953.5583495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30467">
                <text:p>30467</text:p>
              </table:table-cell>
              <table:table-cell office:value-type="float" office:value="35458.5128364011">
                <text:p>35458.5128364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32579">
                <text:p>32579</text:p>
              </table:table-cell>
              <table:table-cell office:value-type="float" office:value="36969.0060118289">
                <text:p>36969.0060118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35102">
                <text:p>35102</text:p>
              </table:table-cell>
              <table:table-cell office:value-type="float" office:value="38484.8326435682">
                <text:p>38484.8326435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37980">
                <text:p>37980</text:p>
              </table:table-cell>
              <table:table-cell office:value-type="float" office:value="40005.8021684815">
                <text:p>40005.8021684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40159">
                <text:p>40159</text:p>
              </table:table-cell>
              <table:table-cell office:value-type="float" office:value="41531.7371738244">
                <text:p>41531.7371738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">
                <text:p>15500</text:p>
              </table:table-cell>
              <table:table-cell office:value-type="float" office:value="43668">
                <text:p>43668</text:p>
              </table:table-cell>
              <table:table-cell office:value-type="float" office:value="43062.4720811786">
                <text:p>43062.4720811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">
                <text:p>16000</text:p>
              </table:table-cell>
              <table:table-cell office:value-type="float" office:value="46536">
                <text:p>46536</text:p>
              </table:table-cell>
              <table:table-cell office:value-type="float" office:value="44597.8520003567">
                <text:p>44597.8520003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">
                <text:p>16500</text:p>
              </table:table-cell>
              <table:table-cell office:value-type="float" office:value="49020">
                <text:p>49020</text:p>
              </table:table-cell>
              <table:table-cell office:value-type="float" office:value="46137.7317266952">
                <text:p>46137.7317266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51921">
                <text:p>51921</text:p>
              </table:table-cell>
              <table:table-cell office:value-type="float" office:value="47681.9748599862">
                <text:p>47681.9748599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">
                <text:p>17500</text:p>
              </table:table-cell>
              <table:table-cell office:value-type="float" office:value="54934">
                <text:p>54934</text:p>
              </table:table-cell>
              <table:table-cell office:value-type="float" office:value="49230.4530271435">
                <text:p>49230.4530271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">
                <text:p>18000</text:p>
              </table:table-cell>
              <table:table-cell office:value-type="float" office:value="58370">
                <text:p>58370</text:p>
              </table:table-cell>
              <table:table-cell office:value-type="float" office:value="50783.0451937724">
                <text:p>50783.0451937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">
                <text:p>18500</text:p>
              </table:table-cell>
              <table:table-cell office:value-type="float" office:value="61792">
                <text:p>61792</text:p>
              </table:table-cell>
              <table:table-cell office:value-type="float" office:value="52339.6370522824">
                <text:p>52339.6370522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">
                <text:p>19000</text:p>
              </table:table-cell>
              <table:table-cell office:value-type="float" office:value="65874">
                <text:p>65874</text:p>
              </table:table-cell>
              <table:table-cell office:value-type="float" office:value="53900.120476194">
                <text:p>53900.120476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">
                <text:p>19500</text:p>
              </table:table-cell>
              <table:table-cell office:value-type="float" office:value="68696">
                <text:p>68696</text:p>
              </table:table-cell>
              <table:table-cell office:value-type="float" office:value="55464.3930319209">
                <text:p>55464.3930319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">
                <text:p>20000</text:p>
              </table:table-cell>
              <table:table-cell office:value-type="float" office:value="71933">
                <text:p>71933</text:p>
              </table:table-cell>
              <table:table-cell office:value-type="float" office:value="57032.3575406553">
                <text:p>57032.3575406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nxn.A2:nxn.C41" svg:x="0.32cm" svg:y="0.18cm" svg:width="13.097cm" svg:height="8.64cm">
          <chart:coordinate-region svg:x="1.497cm" svg:y="0.379cm" svg:width="11.4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xn.B2:nxn.B41" chart:class="chart:scatter">
            <chart:domain table:cell-range-address="nxn.A2:nxn.A41"/>
            <chart:data-point chart:repeated="40"/>
          </chart:series>
          <chart:series chart:style-name="ch8" chart:values-cell-range-address="nxn.C2:nxn.C41" chart:class="chart:scatte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nxn.A2:nxn.A41</svg:desc>
                </draw:g>
              </table:table-cell>
              <table:table-cell office:value-type="float" office:value="66">
                <text:p>66</text:p>
                <draw:g>
                  <svg:desc>nxn.B2:nxn.B41</svg:desc>
                </draw:g>
              </table:table-cell>
              <table:table-cell office:value-type="float" office:value="45.0945300651444">
                <text:p>45.0945300651444</text:p>
                <draw:g>
                  <svg:desc>nxn.C2:nxn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180.378120260574">
                <text:p>180.378120260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33">
                <text:p>433</text:p>
              </table:table-cell>
              <table:table-cell office:value-type="float" office:value="405.850770586291">
                <text:p>405.850770586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54">
                <text:p>754</text:p>
              </table:table-cell>
              <table:table-cell office:value-type="float" office:value="721.512481042295">
                <text:p>721.512481042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123">
                <text:p>1123</text:p>
              </table:table-cell>
              <table:table-cell office:value-type="float" office:value="1127.36325162859">
                <text:p>1127.36325162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615">
                <text:p>1615</text:p>
              </table:table-cell>
              <table:table-cell office:value-type="float" office:value="1623.40308234516">
                <text:p>1623.40308234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189">
                <text:p>2189</text:p>
              </table:table-cell>
              <table:table-cell office:value-type="float" office:value="2209.63197319202">
                <text:p>2209.63197319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888">
                <text:p>2888</text:p>
              </table:table-cell>
              <table:table-cell office:value-type="float" office:value="2886.04992416918">
                <text:p>2886.04992416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627">
                <text:p>3627</text:p>
              </table:table-cell>
              <table:table-cell office:value-type="float" office:value="3652.65693527661">
                <text:p>3652.65693527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4450">
                <text:p>4450</text:p>
              </table:table-cell>
              <table:table-cell office:value-type="float" office:value="4509.45300651434">
                <text:p>4509.45300651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484">
                <text:p>5484</text:p>
              </table:table-cell>
              <table:table-cell office:value-type="float" office:value="5456.43813788235">
                <text:p>5456.43813788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6419">
                <text:p>6419</text:p>
              </table:table-cell>
              <table:table-cell office:value-type="float" office:value="6493.61232938064">
                <text:p>6493.61232938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7591">
                <text:p>7591</text:p>
              </table:table-cell>
              <table:table-cell office:value-type="float" office:value="7620.97558100923">
                <text:p>7620.97558100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9048">
                <text:p>9048</text:p>
              </table:table-cell>
              <table:table-cell office:value-type="float" office:value="8838.5278927681">
                <text:p>8838.5278927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0199">
                <text:p>10199</text:p>
              </table:table-cell>
              <table:table-cell office:value-type="float" office:value="10146.2692646573">
                <text:p>10146.2692646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1568">
                <text:p>11568</text:p>
              </table:table-cell>
              <table:table-cell office:value-type="float" office:value="11544.1996966767">
                <text:p>11544.19969667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3117">
                <text:p>13117</text:p>
              </table:table-cell>
              <table:table-cell office:value-type="float" office:value="13032.3191888264">
                <text:p>13032.3191888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4783">
                <text:p>14783</text:p>
              </table:table-cell>
              <table:table-cell office:value-type="float" office:value="14610.6277411064">
                <text:p>14610.6277411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16373">
                <text:p>16373</text:p>
              </table:table-cell>
              <table:table-cell office:value-type="float" office:value="16279.1253535167">
                <text:p>16279.1253535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7946">
                <text:p>17946</text:p>
              </table:table-cell>
              <table:table-cell office:value-type="float" office:value="18037.8120260573">
                <text:p>18037.8120260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19852">
                <text:p>19852</text:p>
              </table:table-cell>
              <table:table-cell office:value-type="float" office:value="19886.6877587282">
                <text:p>19886.6877587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21815">
                <text:p>21815</text:p>
              </table:table-cell>
              <table:table-cell office:value-type="float" office:value="21825.7525515294">
                <text:p>21825.75255152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23704">
                <text:p>23704</text:p>
              </table:table-cell>
              <table:table-cell office:value-type="float" office:value="23855.0064044608">
                <text:p>23855.0064044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25859">
                <text:p>25859</text:p>
              </table:table-cell>
              <table:table-cell office:value-type="float" office:value="25974.4493175226">
                <text:p>25974.4493175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28096">
                <text:p>28096</text:p>
              </table:table-cell>
              <table:table-cell office:value-type="float" office:value="28184.0812907146">
                <text:p>28184.0812907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30467">
                <text:p>30467</text:p>
              </table:table-cell>
              <table:table-cell office:value-type="float" office:value="30483.9023240369">
                <text:p>30483.9023240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32579">
                <text:p>32579</text:p>
              </table:table-cell>
              <table:table-cell office:value-type="float" office:value="32873.9124174895">
                <text:p>32873.9124174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35102">
                <text:p>35102</text:p>
              </table:table-cell>
              <table:table-cell office:value-type="float" office:value="35354.1115710724">
                <text:p>35354.1115710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37980">
                <text:p>37980</text:p>
              </table:table-cell>
              <table:table-cell office:value-type="float" office:value="37924.4997847855">
                <text:p>37924.4997847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40159">
                <text:p>40159</text:p>
              </table:table-cell>
              <table:table-cell office:value-type="float" office:value="40585.077058629">
                <text:p>40585.0770586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">
                <text:p>15500</text:p>
              </table:table-cell>
              <table:table-cell office:value-type="float" office:value="43668">
                <text:p>43668</text:p>
              </table:table-cell>
              <table:table-cell office:value-type="float" office:value="43335.8433926028">
                <text:p>43335.8433926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">
                <text:p>16000</text:p>
              </table:table-cell>
              <table:table-cell office:value-type="float" office:value="46536">
                <text:p>46536</text:p>
              </table:table-cell>
              <table:table-cell office:value-type="float" office:value="46176.7987867068">
                <text:p>46176.7987867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">
                <text:p>16500</text:p>
              </table:table-cell>
              <table:table-cell office:value-type="float" office:value="49020">
                <text:p>49020</text:p>
              </table:table-cell>
              <table:table-cell office:value-type="float" office:value="49107.9432409411">
                <text:p>49107.9432409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51921">
                <text:p>51921</text:p>
              </table:table-cell>
              <table:table-cell office:value-type="float" office:value="52129.2767553057">
                <text:p>52129.27675530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">
                <text:p>17500</text:p>
              </table:table-cell>
              <table:table-cell office:value-type="float" office:value="54934">
                <text:p>54934</text:p>
              </table:table-cell>
              <table:table-cell office:value-type="float" office:value="55240.7993298006">
                <text:p>55240.7993298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">
                <text:p>18000</text:p>
              </table:table-cell>
              <table:table-cell office:value-type="float" office:value="58370">
                <text:p>58370</text:p>
              </table:table-cell>
              <table:table-cell office:value-type="float" office:value="58442.5109644258">
                <text:p>58442.5109644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">
                <text:p>18500</text:p>
              </table:table-cell>
              <table:table-cell office:value-type="float" office:value="61792">
                <text:p>61792</text:p>
              </table:table-cell>
              <table:table-cell office:value-type="float" office:value="61734.4116591812">
                <text:p>61734.4116591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">
                <text:p>19000</text:p>
              </table:table-cell>
              <table:table-cell office:value-type="float" office:value="65874">
                <text:p>65874</text:p>
              </table:table-cell>
              <table:table-cell office:value-type="float" office:value="65116.501414067">
                <text:p>65116.501414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">
                <text:p>19500</text:p>
              </table:table-cell>
              <table:table-cell office:value-type="float" office:value="68696">
                <text:p>68696</text:p>
              </table:table-cell>
              <table:table-cell office:value-type="float" office:value="68588.780229083">
                <text:p>68588.7802290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">
                <text:p>20000</text:p>
              </table:table-cell>
              <table:table-cell office:value-type="float" office:value="71933">
                <text:p>71933</text:p>
              </table:table-cell>
              <table:table-cell office:value-type="float" office:value="72151.2481042293">
                <text:p>72151.2481042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